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xercice1" style:family="table">
      <style:table-properties style:width="25.689cm" table:align="left" fo:background-color="transparent">
        <style:background-image/>
      </style:table-properties>
    </style:style>
    <style:style style:name="Exercice1.A" style:family="table-column">
      <style:table-column-properties style:column-width="2.436cm"/>
    </style:style>
    <style:style style:name="Exercice1.B" style:family="table-column">
      <style:table-column-properties style:column-width="2.872cm"/>
    </style:style>
    <style:style style:name="Exercice1.C" style:family="table-column">
      <style:table-column-properties style:column-width="2.39cm"/>
    </style:style>
    <style:style style:name="Exercice1.D" style:family="table-column">
      <style:table-column-properties style:column-width="4.905cm"/>
    </style:style>
    <style:style style:name="Exercice1.E" style:family="table-column">
      <style:table-column-properties style:column-width="3.489cm"/>
    </style:style>
    <style:style style:name="Exercice1.F" style:family="table-column">
      <style:table-column-properties style:column-width="3.18cm"/>
    </style:style>
    <style:style style:name="Exercice1.G" style:family="table-column">
      <style:table-column-properties style:column-width="3.12cm"/>
    </style:style>
    <style:style style:name="Exercice1.H" style:family="table-column">
      <style:table-column-properties style:column-width="3.297cm"/>
    </style:style>
    <style:style style:name="Exercice1.1" style:family="table-row">
      <style:table-row-properties fo:background-color="transparent">
        <style:background-image/>
      </style:table-row-properties>
    </style:style>
    <style:style style:name="Exercice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Exercice1.H1" style:family="table-cell">
      <style:table-cell-properties fo:padding="0.049cm" fo:border="0.3pt solid #000000" style:writing-mode="page"/>
    </style:style>
    <style:style style:name="Exercice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Exercice1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" style:family="table">
      <style:table-properties style:width="25.689cm" table:align="left" fo:background-color="transparent">
        <style:background-image/>
      </style:table-properties>
    </style:style>
    <style:style style:name="Tableau1.A" style:family="table-column">
      <style:table-column-properties style:column-width="2.436cm"/>
    </style:style>
    <style:style style:name="Tableau1.B" style:family="table-column">
      <style:table-column-properties style:column-width="2.872cm"/>
    </style:style>
    <style:style style:name="Tableau1.C" style:family="table-column">
      <style:table-column-properties style:column-width="2.39cm"/>
    </style:style>
    <style:style style:name="Tableau1.D" style:family="table-column">
      <style:table-column-properties style:column-width="4.905cm"/>
    </style:style>
    <style:style style:name="Tableau1.E" style:family="table-column">
      <style:table-column-properties style:column-width="3.489cm"/>
    </style:style>
    <style:style style:name="Tableau1.F" style:family="table-column">
      <style:table-column-properties style:column-width="3.18cm"/>
    </style:style>
    <style:style style:name="Tableau1.G" style:family="table-column">
      <style:table-column-properties style:column-width="3.12cm"/>
    </style:style>
    <style:style style:name="Tableau1.H" style:family="table-column">
      <style:table-column-properties style:column-width="3.29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.H1" style:family="table-cell">
      <style:table-cell-properties fo:padding="0.049cm" fo:border="0.3pt solid #000000" style:writing-mode="page"/>
    </style:style>
    <style:style style:name="Tableau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2" style:family="table">
      <style:table-properties style:width="25.689cm" table:align="left" fo:background-color="transparent">
        <style:background-image/>
      </style:table-properties>
    </style:style>
    <style:style style:name="Tableau2.A" style:family="table-column">
      <style:table-column-properties style:column-width="2.436cm"/>
    </style:style>
    <style:style style:name="Tableau2.B" style:family="table-column">
      <style:table-column-properties style:column-width="2.872cm"/>
    </style:style>
    <style:style style:name="Tableau2.C" style:family="table-column">
      <style:table-column-properties style:column-width="2.39cm"/>
    </style:style>
    <style:style style:name="Tableau2.D" style:family="table-column">
      <style:table-column-properties style:column-width="4.905cm"/>
    </style:style>
    <style:style style:name="Tableau2.E" style:family="table-column">
      <style:table-column-properties style:column-width="3.489cm"/>
    </style:style>
    <style:style style:name="Tableau2.F" style:family="table-column">
      <style:table-column-properties style:column-width="3.18cm"/>
    </style:style>
    <style:style style:name="Tableau2.G" style:family="table-column">
      <style:table-column-properties style:column-width="3.12cm"/>
    </style:style>
    <style:style style:name="Tableau2.H" style:family="table-column">
      <style:table-column-properties style:column-width="3.29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2.H1" style:family="table-cell">
      <style:table-cell-properties fo:padding="0.049cm" fo:border="0.3pt solid #000000" style:writing-mode="page"/>
    </style:style>
    <style:style style:name="Tableau2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2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3" style:family="table">
      <style:table-properties style:width="25.689cm" table:align="left" fo:background-color="transparent">
        <style:background-image/>
      </style:table-properties>
    </style:style>
    <style:style style:name="Tableau3.A" style:family="table-column">
      <style:table-column-properties style:column-width="2.436cm"/>
    </style:style>
    <style:style style:name="Tableau3.B" style:family="table-column">
      <style:table-column-properties style:column-width="2.872cm"/>
    </style:style>
    <style:style style:name="Tableau3.C" style:family="table-column">
      <style:table-column-properties style:column-width="2.39cm"/>
    </style:style>
    <style:style style:name="Tableau3.D" style:family="table-column">
      <style:table-column-properties style:column-width="4.905cm"/>
    </style:style>
    <style:style style:name="Tableau3.E" style:family="table-column">
      <style:table-column-properties style:column-width="3.489cm"/>
    </style:style>
    <style:style style:name="Tableau3.F" style:family="table-column">
      <style:table-column-properties style:column-width="3.18cm"/>
    </style:style>
    <style:style style:name="Tableau3.G" style:family="table-column">
      <style:table-column-properties style:column-width="3.12cm"/>
    </style:style>
    <style:style style:name="Tableau3.H" style:family="table-column">
      <style:table-column-properties style:column-width="3.297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3.H1" style:family="table-cell">
      <style:table-cell-properties fo:padding="0.049cm" fo:border="0.3pt solid #000000" style:writing-mode="page"/>
    </style:style>
    <style:style style:name="Tableau3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3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4" style:family="table">
      <style:table-properties style:width="25.689cm" table:align="left" fo:background-color="transparent">
        <style:background-image/>
      </style:table-properties>
    </style:style>
    <style:style style:name="Tableau4.A" style:family="table-column">
      <style:table-column-properties style:column-width="2.436cm"/>
    </style:style>
    <style:style style:name="Tableau4.B" style:family="table-column">
      <style:table-column-properties style:column-width="2.872cm"/>
    </style:style>
    <style:style style:name="Tableau4.C" style:family="table-column">
      <style:table-column-properties style:column-width="2.39cm"/>
    </style:style>
    <style:style style:name="Tableau4.D" style:family="table-column">
      <style:table-column-properties style:column-width="4.401cm"/>
    </style:style>
    <style:style style:name="Tableau4.E" style:family="table-column">
      <style:table-column-properties style:column-width="3.512cm"/>
    </style:style>
    <style:style style:name="Tableau4.F" style:family="table-column">
      <style:table-column-properties style:column-width="3.392cm"/>
    </style:style>
    <style:style style:name="Tableau4.G" style:family="table-column">
      <style:table-column-properties style:column-width="3.39cm"/>
    </style:style>
    <style:style style:name="Tableau4.H" style:family="table-column">
      <style:table-column-properties style:column-width="3.297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4.H1" style:family="table-cell">
      <style:table-cell-properties fo:padding="0.049cm" fo:border="0.3pt solid #000000" style:writing-mode="page"/>
    </style:style>
    <style:style style:name="Tableau4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4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5" style:family="table">
      <style:table-properties style:width="25.689cm" table:align="left" fo:background-color="transparent">
        <style:background-image/>
      </style:table-properties>
    </style:style>
    <style:style style:name="Tableau5.A" style:family="table-column">
      <style:table-column-properties style:column-width="2.436cm"/>
    </style:style>
    <style:style style:name="Tableau5.B" style:family="table-column">
      <style:table-column-properties style:column-width="2.872cm"/>
    </style:style>
    <style:style style:name="Tableau5.C" style:family="table-column">
      <style:table-column-properties style:column-width="2.39cm"/>
    </style:style>
    <style:style style:name="Tableau5.D" style:family="table-column">
      <style:table-column-properties style:column-width="4.593cm"/>
    </style:style>
    <style:style style:name="Tableau5.E" style:family="table-column">
      <style:table-column-properties style:column-width="3.417cm"/>
    </style:style>
    <style:style style:name="Tableau5.F" style:family="table-column">
      <style:table-column-properties style:column-width="3.078cm"/>
    </style:style>
    <style:style style:name="Tableau5.G" style:family="table-column">
      <style:table-column-properties style:column-width="3.32cm"/>
    </style:style>
    <style:style style:name="Tableau5.H" style:family="table-column">
      <style:table-column-properties style:column-width="3.584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5.H1" style:family="table-cell">
      <style:table-cell-properties fo:padding="0.049cm" fo:border="0.3pt solid #000000" style:writing-mode="page"/>
    </style:style>
    <style:style style:name="Tableau5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5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6" style:family="table">
      <style:table-properties style:width="25.689cm" table:align="left" fo:background-color="transparent">
        <style:background-image/>
      </style:table-properties>
    </style:style>
    <style:style style:name="Tableau6.A" style:family="table-column">
      <style:table-column-properties style:column-width="2.436cm"/>
    </style:style>
    <style:style style:name="Tableau6.B" style:family="table-column">
      <style:table-column-properties style:column-width="2.872cm"/>
    </style:style>
    <style:style style:name="Tableau6.C" style:family="table-column">
      <style:table-column-properties style:column-width="2.39cm"/>
    </style:style>
    <style:style style:name="Tableau6.D" style:family="table-column">
      <style:table-column-properties style:column-width="4.593cm"/>
    </style:style>
    <style:style style:name="Tableau6.E" style:family="table-column">
      <style:table-column-properties style:column-width="3.417cm"/>
    </style:style>
    <style:style style:name="Tableau6.F" style:family="table-column">
      <style:table-column-properties style:column-width="3.078cm"/>
    </style:style>
    <style:style style:name="Tableau6.G" style:family="table-column">
      <style:table-column-properties style:column-width="3.32cm"/>
    </style:style>
    <style:style style:name="Tableau6.H" style:family="table-column">
      <style:table-column-properties style:column-width="3.584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6.H1" style:family="table-cell">
      <style:table-cell-properties fo:padding="0.049cm" fo:border="0.3pt solid #000000" style:writing-mode="page"/>
    </style:style>
    <style:style style:name="Tableau6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6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7" style:family="table">
      <style:table-properties style:width="25.689cm" table:align="left" fo:background-color="transparent">
        <style:background-image/>
      </style:table-properties>
    </style:style>
    <style:style style:name="Tableau7.A" style:family="table-column">
      <style:table-column-properties style:column-width="2.436cm"/>
    </style:style>
    <style:style style:name="Tableau7.B" style:family="table-column">
      <style:table-column-properties style:column-width="2.872cm"/>
    </style:style>
    <style:style style:name="Tableau7.C" style:family="table-column">
      <style:table-column-properties style:column-width="2.39cm"/>
    </style:style>
    <style:style style:name="Tableau7.D" style:family="table-column">
      <style:table-column-properties style:column-width="4.905cm"/>
    </style:style>
    <style:style style:name="Tableau7.E" style:family="table-column">
      <style:table-column-properties style:column-width="3.489cm"/>
    </style:style>
    <style:style style:name="Tableau7.F" style:family="table-column">
      <style:table-column-properties style:column-width="3.18cm"/>
    </style:style>
    <style:style style:name="Tableau7.G" style:family="table-column">
      <style:table-column-properties style:column-width="3.12cm"/>
    </style:style>
    <style:style style:name="Tableau7.H" style:family="table-column">
      <style:table-column-properties style:column-width="3.297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7.H1" style:family="table-cell">
      <style:table-cell-properties fo:padding="0.049cm" fo:border="0.3pt solid #000000" style:writing-mode="page"/>
    </style:style>
    <style:style style:name="Tableau7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7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8" style:family="table">
      <style:table-properties style:width="25.689cm" table:align="left" fo:background-color="transparent">
        <style:background-image/>
      </style:table-properties>
    </style:style>
    <style:style style:name="Tableau8.A" style:family="table-column">
      <style:table-column-properties style:column-width="2.436cm"/>
    </style:style>
    <style:style style:name="Tableau8.B" style:family="table-column">
      <style:table-column-properties style:column-width="2.872cm"/>
    </style:style>
    <style:style style:name="Tableau8.C" style:family="table-column">
      <style:table-column-properties style:column-width="2.39cm"/>
    </style:style>
    <style:style style:name="Tableau8.D" style:family="table-column">
      <style:table-column-properties style:column-width="4.905cm"/>
    </style:style>
    <style:style style:name="Tableau8.E" style:family="table-column">
      <style:table-column-properties style:column-width="3.489cm"/>
    </style:style>
    <style:style style:name="Tableau8.F" style:family="table-column">
      <style:table-column-properties style:column-width="3.18cm"/>
    </style:style>
    <style:style style:name="Tableau8.G" style:family="table-column">
      <style:table-column-properties style:column-width="3.12cm"/>
    </style:style>
    <style:style style:name="Tableau8.H" style:family="table-column">
      <style:table-column-properties style:column-width="3.297cm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8.H1" style:family="table-cell">
      <style:table-cell-properties fo:padding="0.049cm" fo:border="0.3pt solid #000000" style:writing-mode="page"/>
    </style:style>
    <style:style style:name="Tableau8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8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9" style:family="table">
      <style:table-properties style:width="25.689cm" table:align="left" fo:background-color="transparent">
        <style:background-image/>
      </style:table-properties>
    </style:style>
    <style:style style:name="Tableau9.A" style:family="table-column">
      <style:table-column-properties style:column-width="2.436cm"/>
    </style:style>
    <style:style style:name="Tableau9.B" style:family="table-column">
      <style:table-column-properties style:column-width="2.872cm"/>
    </style:style>
    <style:style style:name="Tableau9.C" style:family="table-column">
      <style:table-column-properties style:column-width="2.39cm"/>
    </style:style>
    <style:style style:name="Tableau9.D" style:family="table-column">
      <style:table-column-properties style:column-width="4.905cm"/>
    </style:style>
    <style:style style:name="Tableau9.E" style:family="table-column">
      <style:table-column-properties style:column-width="3.489cm"/>
    </style:style>
    <style:style style:name="Tableau9.F" style:family="table-column">
      <style:table-column-properties style:column-width="3.18cm"/>
    </style:style>
    <style:style style:name="Tableau9.G" style:family="table-column">
      <style:table-column-properties style:column-width="3.12cm"/>
    </style:style>
    <style:style style:name="Tableau9.H" style:family="table-column">
      <style:table-column-properties style:column-width="3.297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9.H1" style:family="table-cell">
      <style:table-cell-properties fo:padding="0.049cm" fo:border="0.3pt solid #000000" style:writing-mode="page"/>
    </style:style>
    <style:style style:name="Tableau9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9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0" style:family="table">
      <style:table-properties style:width="25.689cm" table:align="left" fo:background-color="transparent">
        <style:background-image/>
      </style:table-properties>
    </style:style>
    <style:style style:name="Tableau10.A" style:family="table-column">
      <style:table-column-properties style:column-width="2.436cm"/>
    </style:style>
    <style:style style:name="Tableau10.B" style:family="table-column">
      <style:table-column-properties style:column-width="2.872cm"/>
    </style:style>
    <style:style style:name="Tableau10.C" style:family="table-column">
      <style:table-column-properties style:column-width="2.39cm"/>
    </style:style>
    <style:style style:name="Tableau10.D" style:family="table-column">
      <style:table-column-properties style:column-width="4.905cm"/>
    </style:style>
    <style:style style:name="Tableau10.E" style:family="table-column">
      <style:table-column-properties style:column-width="3.489cm"/>
    </style:style>
    <style:style style:name="Tableau10.F" style:family="table-column">
      <style:table-column-properties style:column-width="3.18cm"/>
    </style:style>
    <style:style style:name="Tableau10.G" style:family="table-column">
      <style:table-column-properties style:column-width="3.12cm"/>
    </style:style>
    <style:style style:name="Tableau10.H" style:family="table-column">
      <style:table-column-properties style:column-width="3.297cm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0.H1" style:family="table-cell">
      <style:table-cell-properties fo:padding="0.049cm" fo:border="0.3pt solid #000000" style:writing-mode="page"/>
    </style:style>
    <style:style style:name="Tableau10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0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1" style:family="table">
      <style:table-properties style:width="25.689cm" table:align="left" fo:background-color="transparent">
        <style:background-image/>
      </style:table-properties>
    </style:style>
    <style:style style:name="Tableau11.A" style:family="table-column">
      <style:table-column-properties style:column-width="2.436cm"/>
    </style:style>
    <style:style style:name="Tableau11.B" style:family="table-column">
      <style:table-column-properties style:column-width="2.872cm"/>
    </style:style>
    <style:style style:name="Tableau11.C" style:family="table-column">
      <style:table-column-properties style:column-width="2.39cm"/>
    </style:style>
    <style:style style:name="Tableau11.D" style:family="table-column">
      <style:table-column-properties style:column-width="4.401cm"/>
    </style:style>
    <style:style style:name="Tableau11.E" style:family="table-column">
      <style:table-column-properties style:column-width="3.512cm"/>
    </style:style>
    <style:style style:name="Tableau11.F" style:family="table-column">
      <style:table-column-properties style:column-width="3.392cm"/>
    </style:style>
    <style:style style:name="Tableau11.G" style:family="table-column">
      <style:table-column-properties style:column-width="3.39cm"/>
    </style:style>
    <style:style style:name="Tableau11.H" style:family="table-column">
      <style:table-column-properties style:column-width="3.297cm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1.H1" style:family="table-cell">
      <style:table-cell-properties fo:padding="0.049cm" fo:border="0.3pt solid #000000" style:writing-mode="page"/>
    </style:style>
    <style:style style:name="Tableau1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1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2" style:family="table">
      <style:table-properties style:width="25.689cm" table:align="left" fo:background-color="transparent">
        <style:background-image/>
      </style:table-properties>
    </style:style>
    <style:style style:name="Tableau12.A" style:family="table-column">
      <style:table-column-properties style:column-width="2.436cm"/>
    </style:style>
    <style:style style:name="Tableau12.B" style:family="table-column">
      <style:table-column-properties style:column-width="2.872cm"/>
    </style:style>
    <style:style style:name="Tableau12.C" style:family="table-column">
      <style:table-column-properties style:column-width="2.39cm"/>
    </style:style>
    <style:style style:name="Tableau12.D" style:family="table-column">
      <style:table-column-properties style:column-width="4.593cm"/>
    </style:style>
    <style:style style:name="Tableau12.E" style:family="table-column">
      <style:table-column-properties style:column-width="3.417cm"/>
    </style:style>
    <style:style style:name="Tableau12.F" style:family="table-column">
      <style:table-column-properties style:column-width="3.078cm"/>
    </style:style>
    <style:style style:name="Tableau12.G" style:family="table-column">
      <style:table-column-properties style:column-width="3.32cm"/>
    </style:style>
    <style:style style:name="Tableau12.H" style:family="table-column">
      <style:table-column-properties style:column-width="3.584cm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2.H1" style:family="table-cell">
      <style:table-cell-properties fo:padding="0.049cm" fo:border="0.3pt solid #000000" style:writing-mode="page"/>
    </style:style>
    <style:style style:name="Tableau12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2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3" style:family="table">
      <style:table-properties style:width="25.689cm" table:align="left" fo:background-color="transparent">
        <style:background-image/>
      </style:table-properties>
    </style:style>
    <style:style style:name="Tableau13.A" style:family="table-column">
      <style:table-column-properties style:column-width="2.436cm"/>
    </style:style>
    <style:style style:name="Tableau13.B" style:family="table-column">
      <style:table-column-properties style:column-width="2.872cm"/>
    </style:style>
    <style:style style:name="Tableau13.C" style:family="table-column">
      <style:table-column-properties style:column-width="2.39cm"/>
    </style:style>
    <style:style style:name="Tableau13.D" style:family="table-column">
      <style:table-column-properties style:column-width="4.593cm"/>
    </style:style>
    <style:style style:name="Tableau13.E" style:family="table-column">
      <style:table-column-properties style:column-width="3.417cm"/>
    </style:style>
    <style:style style:name="Tableau13.F" style:family="table-column">
      <style:table-column-properties style:column-width="3.078cm"/>
    </style:style>
    <style:style style:name="Tableau13.G" style:family="table-column">
      <style:table-column-properties style:column-width="3.32cm"/>
    </style:style>
    <style:style style:name="Tableau13.H" style:family="table-column">
      <style:table-column-properties style:column-width="3.584cm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3.H1" style:family="table-cell">
      <style:table-cell-properties fo:padding="0.049cm" fo:border="0.3pt solid #000000" style:writing-mode="page"/>
    </style:style>
    <style:style style:name="Tableau13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3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4" style:family="table">
      <style:table-properties style:width="25.689cm" table:align="left" fo:background-color="transparent">
        <style:background-image/>
      </style:table-properties>
    </style:style>
    <style:style style:name="Tableau14.A" style:family="table-column">
      <style:table-column-properties style:column-width="2.436cm"/>
    </style:style>
    <style:style style:name="Tableau14.B" style:family="table-column">
      <style:table-column-properties style:column-width="2.872cm"/>
    </style:style>
    <style:style style:name="Tableau14.C" style:family="table-column">
      <style:table-column-properties style:column-width="2.39cm"/>
    </style:style>
    <style:style style:name="Tableau14.D" style:family="table-column">
      <style:table-column-properties style:column-width="4.593cm"/>
    </style:style>
    <style:style style:name="Tableau14.E" style:family="table-column">
      <style:table-column-properties style:column-width="3.417cm"/>
    </style:style>
    <style:style style:name="Tableau14.F" style:family="table-column">
      <style:table-column-properties style:column-width="3.078cm"/>
    </style:style>
    <style:style style:name="Tableau14.G" style:family="table-column">
      <style:table-column-properties style:column-width="3.32cm"/>
    </style:style>
    <style:style style:name="Tableau14.H" style:family="table-column">
      <style:table-column-properties style:column-width="3.584cm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4.H1" style:family="table-cell">
      <style:table-cell-properties fo:padding="0.049cm" fo:border="0.3pt solid #000000" style:writing-mode="page"/>
    </style:style>
    <style:style style:name="Tableau14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4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rsid="001c9de7" officeooo:paragraph-rsid="001c9de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fo:font-weight="bold" officeooo:rsid="001c9de7" officeooo:paragraph-rsid="001c9de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1c9de7" officeooo:paragraph-rsid="0026797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1c9de7" officeooo:paragraph-rsid="0031813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1c9de7" officeooo:paragraph-rsid="001c9de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4d865b" officeooo:paragraph-rsid="004d865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4d865b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0c2dd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2b496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3e42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5b4a7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1c9de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1da2c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26797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2dbbf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1813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1e47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a22a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d8f1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55e9a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24be7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26797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2c086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31813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3a22a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4e9f9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26e5a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2dbbf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31e47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3d8f1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4d865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55e9a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dbbf7" officeooo:paragraph-rsid="002dbbf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1e473" officeooo:paragraph-rsid="0031e47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54fad" officeooo:paragraph-rsid="00354fa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aa54e" officeooo:paragraph-rsid="003aa54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3d8f1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55e9a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4b6758" officeooo:paragraph-rsid="004b675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4d865b" officeooo:paragraph-rsid="004d865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3d8f1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4d865b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55e9a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1e473" officeooo:paragraph-rsid="0026797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4fa0e" officeooo:paragraph-rsid="0026797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e5ae" officeooo:paragraph-rsid="0026e5ae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e5ae" officeooo:paragraph-rsid="002dbbf7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9de7" officeooo:paragraph-rsid="001c9de7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e5ae" officeooo:paragraph-rsid="0026e5a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2b496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0c2d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24be7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3e42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5b4a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5e9aa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1ed165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267973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31813a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55e9aa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2pt" officeooo:rsid="001ed165" officeooo:paragraph-rsid="001ed165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2pt" officeooo:rsid="001ed165" officeooo:paragraph-rsid="002025c5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2pt" officeooo:paragraph-rsid="00267973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2pt" officeooo:paragraph-rsid="0031813a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2pt" officeooo:paragraph-rsid="0055e9aa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2pt" officeooo:rsid="002025c5" officeooo:paragraph-rsid="002025c5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Ubuntu" fo:font-size="12pt" officeooo:rsid="00279983" officeooo:paragraph-rsid="00279983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Ubuntu" fo:font-size="12pt" officeooo:rsid="00279983" officeooo:paragraph-rsid="00281af9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Ubuntu" fo:font-size="12pt" officeooo:rsid="00281af9" officeooo:paragraph-rsid="00281af9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Ubuntu" fo:font-size="12pt" officeooo:rsid="002dbbf7" officeooo:paragraph-rsid="002dbbf7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Ubuntu" fo:font-size="12pt" officeooo:rsid="002f99fd" officeooo:paragraph-rsid="002f99fd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Ubuntu" fo:font-size="12pt" officeooo:rsid="002f9a61" officeooo:paragraph-rsid="002f9a61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Ubuntu" fo:font-size="12pt" officeooo:rsid="0031e473" officeooo:paragraph-rsid="0031e473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Ubuntu" fo:font-size="12pt" officeooo:rsid="0034fa0e" officeooo:paragraph-rsid="0034fa0e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Ubuntu" fo:font-size="12pt" officeooo:rsid="003f39d2" officeooo:paragraph-rsid="003f39d2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Ubuntu" fo:font-size="12pt" officeooo:rsid="00491e03" officeooo:paragraph-rsid="00491e03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Ubuntu" fo:font-size="12pt" officeooo:rsid="00491e03" officeooo:paragraph-rsid="0055e9aa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4a116e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4e9f91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55e9aa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Ubuntu" fo:font-size="12pt" officeooo:rsid="004b6758" officeooo:paragraph-rsid="004b6758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2pt" officeooo:rsid="004e9f91" officeooo:paragraph-rsid="004e9f91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Ubuntu" fo:font-size="12pt" officeooo:rsid="004e9f91" officeooo:paragraph-rsid="0055e9aa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Ubuntu" fo:font-size="12pt" officeooo:rsid="0055e9aa" officeooo:paragraph-rsid="0055e9aa" style:font-size-asian="10.5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55e9a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57772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5942a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57772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5942a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57772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5942a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dbbf7" officeooo:paragraph-rsid="0057772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1e473" officeooo:paragraph-rsid="0057772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aa54e" officeooo:paragraph-rsid="00577721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54fad" officeooo:paragraph-rsid="0057772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57772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5942a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5b10e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4b6758" officeooo:paragraph-rsid="0057772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4d865b" officeooo:paragraph-rsid="0057772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1e473" officeooo:paragraph-rsid="00577721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4fa0e" officeooo:paragraph-rsid="0057772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57772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5942ad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9de7" officeooo:paragraph-rsid="00577721" style:font-size-asian="10.5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e5ae" officeooo:paragraph-rsid="00577721" style:font-size-asian="10.5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e5ae" officeooo:paragraph-rsid="00577721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Ubuntu" fo:font-size="16pt" fo:font-weight="bold" officeooo:rsid="001c9de7" officeooo:paragraph-rsid="00577721" style:font-size-asian="14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1c9de7" officeooo:paragraph-rsid="00577721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1c9de7" officeooo:paragraph-rsid="00577721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77721" style:font-size-asian="14pt" style:font-style-asian="italic" style:font-weight-asian="normal" style:font-size-complex="14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4d865b" officeooo:paragraph-rsid="00577721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77721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942ad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Ubuntu" fo:font-size="16pt" style:text-underline-style="solid" style:text-underline-width="auto" style:text-underline-color="font-color" fo:font-weight="bold" officeooo:rsid="001c9de7" officeooo:paragraph-rsid="00577721" style:font-size-asian="14pt" style:font-weight-asian="bold" style:font-size-complex="16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577721" style:font-size-asian="10.5pt" style:font-style-asian="italic" style:font-weight-asian="bold" style:font-size-complex="12pt" style:font-style-complex="italic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5942ad" style:font-size-asian="10.5pt" style:font-style-asian="italic" style:font-weight-asian="bold" style:font-size-complex="12pt" style:font-style-complex="italic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Ubuntu" fo:font-size="12pt" officeooo:rsid="001ed165" officeooo:paragraph-rsid="00577721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Ubuntu" fo:font-size="12pt" officeooo:paragraph-rsid="00577721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Ubuntu" fo:font-size="12pt" officeooo:paragraph-rsid="005942ad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Ubuntu" fo:font-size="12pt" officeooo:rsid="002025c5" officeooo:paragraph-rsid="00577721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Ubuntu" fo:font-size="12pt" officeooo:rsid="00279983" officeooo:paragraph-rsid="00577721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Ubuntu" fo:font-size="12pt" officeooo:rsid="00281af9" officeooo:paragraph-rsid="00577721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Ubuntu" fo:font-size="12pt" officeooo:rsid="002f9a61" officeooo:paragraph-rsid="00577721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Ubuntu" fo:font-size="12pt" officeooo:rsid="002f99fd" officeooo:paragraph-rsid="00577721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Ubuntu" fo:font-size="12pt" officeooo:rsid="002dbbf7" officeooo:paragraph-rsid="00577721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Ubuntu" fo:font-size="12pt" officeooo:rsid="0031e473" officeooo:paragraph-rsid="00577721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Ubuntu" fo:font-size="12pt" officeooo:rsid="0034fa0e" officeooo:paragraph-rsid="00577721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Ubuntu" fo:font-size="12pt" officeooo:rsid="003f39d2" officeooo:paragraph-rsid="00577721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Ubuntu" fo:font-size="12pt" officeooo:rsid="004b6758" officeooo:paragraph-rsid="00577721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Ubuntu" fo:font-size="12pt" officeooo:rsid="00491e03" officeooo:paragraph-rsid="00577721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Ubuntu" fo:font-size="12pt" officeooo:rsid="00491e03" officeooo:paragraph-rsid="005942ad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Ubuntu" fo:font-size="12pt" officeooo:rsid="004e9f91" officeooo:paragraph-rsid="00577721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Ubuntu" fo:font-size="12pt" officeooo:rsid="004e9f91" officeooo:paragraph-rsid="005942ad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577721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5942ad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Ubuntu" fo:font-size="12pt" officeooo:rsid="0055e9aa" officeooo:paragraph-rsid="00577721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Ubuntu" fo:font-size="12pt" officeooo:rsid="00577721" officeooo:paragraph-rsid="00577721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Ubuntu" fo:font-size="12pt" officeooo:rsid="00577721" officeooo:paragraph-rsid="005942ad" style:font-size-asian="10.5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Ubuntu" fo:font-size="12pt" officeooo:rsid="005b10ee" officeooo:paragraph-rsid="005b10ee" style:font-size-asian="10.5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Ubuntu" fo:font-size="12pt" officeooo:rsid="005bf69e" officeooo:paragraph-rsid="005bf69e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2cf" style:font-weight-asian="bold" style:font-weight-complex="bold"/>
    </style:style>
    <style:style style:name="T3" style:family="text">
      <style:text-properties fo:font-weight="bold" officeooo:rsid="00279983" style:font-weight-asian="bold" style:font-weight-complex="bold"/>
    </style:style>
    <style:style style:name="T4" style:family="text">
      <style:text-properties fo:font-weight="bold" officeooo:rsid="002c0861" style:font-weight-asian="bold" style:font-weight-complex="bold"/>
    </style:style>
    <style:style style:name="T5" style:family="text">
      <style:text-properties fo:font-weight="bold" officeooo:rsid="002dbbf7" style:font-weight-asian="bold" style:font-weight-complex="bold"/>
    </style:style>
    <style:style style:name="T6" style:family="text">
      <style:text-properties fo:font-weight="bold" officeooo:rsid="002f9a61" style:font-weight-asian="bold" style:font-weight-complex="bold"/>
    </style:style>
    <style:style style:name="T7" style:family="text">
      <style:text-properties fo:font-weight="bold" officeooo:rsid="0031e473" style:font-weight-asian="bold" style:font-weight-complex="bold"/>
    </style:style>
    <style:style style:name="T8" style:family="text">
      <style:text-properties fo:font-weight="bold" officeooo:rsid="0034fa0e" style:font-weight-asian="bold" style:font-weight-complex="bold"/>
    </style:style>
    <style:style style:name="T9" style:family="text">
      <style:text-properties fo:font-weight="bold" officeooo:rsid="003f39d2" style:font-weight-asian="bold" style:font-weight-complex="bold"/>
    </style:style>
    <style:style style:name="T10" style:family="text">
      <style:text-properties fo:font-weight="bold" officeooo:rsid="0040e30d" style:font-weight-asian="bold" style:font-weight-complex="bold"/>
    </style:style>
    <style:style style:name="T11" style:family="text">
      <style:text-properties fo:font-weight="bold" officeooo:rsid="004b6758" style:font-weight-asian="bold" style:font-weight-complex="bold"/>
    </style:style>
    <style:style style:name="T12" style:family="text">
      <style:text-properties fo:font-weight="bold" officeooo:rsid="004d865b" style:font-weight-asian="bold" style:font-weight-complex="bold"/>
    </style:style>
    <style:style style:name="T13" style:family="text">
      <style:text-properties fo:font-weight="bold" officeooo:rsid="004a116e" style:font-weight-asian="bold" style:font-weight-complex="bold"/>
    </style:style>
    <style:style style:name="T14" style:family="text">
      <style:text-properties fo:font-weight="bold" officeooo:rsid="004e9f91" style:font-weight-asian="bold" style:font-weight-complex="bold"/>
    </style:style>
    <style:style style:name="T15" style:family="text">
      <style:text-properties fo:font-weight="bold" officeooo:rsid="0055e9aa" style:font-weight-asian="bold" style:font-weight-complex="bold"/>
    </style:style>
    <style:style style:name="T16" style:family="text">
      <style:text-properties fo:font-weight="bold" officeooo:rsid="0057230f" style:font-weight-asian="bold" style:font-weight-complex="bold"/>
    </style:style>
    <style:style style:name="T17" style:family="text">
      <style:text-properties fo:font-weight="bold" officeooo:rsid="00577721" style:font-weight-asian="bold" style:font-weight-complex="bold"/>
    </style:style>
    <style:style style:name="T18" style:family="text">
      <style:text-properties fo:font-weight="bold" officeooo:rsid="005bf69e" style:font-weight-asian="bold" style:font-weight-complex="bold"/>
    </style:style>
    <style:style style:name="T19" style:family="text">
      <style:text-properties officeooo:rsid="001da2c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6e5ae" style:font-style-asian="italic" style:font-style-complex="italic"/>
    </style:style>
    <style:style style:name="T22" style:family="text">
      <style:text-properties fo:font-style="italic" officeooo:rsid="002dbbf7" style:font-style-asian="italic" style:font-style-complex="italic"/>
    </style:style>
    <style:style style:name="T23" style:family="text">
      <style:text-properties fo:font-style="italic" officeooo:rsid="0031e473" style:font-style-asian="italic" style:font-style-complex="italic"/>
    </style:style>
    <style:style style:name="T24" style:family="text">
      <style:text-properties fo:font-style="italic" officeooo:rsid="003cc115" style:font-style-asian="italic" style:font-style-complex="italic"/>
    </style:style>
    <style:style style:name="T25" style:family="text">
      <style:text-properties fo:font-style="italic" officeooo:rsid="0044c34a" style:font-style-asian="italic" style:font-style-complex="italic"/>
    </style:style>
    <style:style style:name="T26" style:family="text">
      <style:text-properties fo:font-style="italic" officeooo:rsid="004d865b" style:font-style-asian="italic" style:font-style-complex="italic"/>
    </style:style>
    <style:style style:name="T27" style:family="text">
      <style:text-properties fo:font-style="italic" officeooo:rsid="0055e9aa" style:font-style-asian="italic" style:font-style-complex="italic"/>
    </style:style>
    <style:style style:name="T28" style:family="text">
      <style:text-properties officeooo:rsid="001ed165"/>
    </style:style>
    <style:style style:name="T29" style:family="text">
      <style:text-properties officeooo:rsid="002025c5"/>
    </style:style>
    <style:style style:name="T30" style:family="text">
      <style:text-properties officeooo:rsid="0024be78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67973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6e5ae" style:font-style-asian="normal" style:font-style-complex="normal"/>
    </style:style>
    <style:style style:name="T35" style:family="text">
      <style:text-properties fo:font-style="normal" officeooo:rsid="0031e473" style:font-style-asian="normal" style:font-style-complex="normal"/>
    </style:style>
    <style:style style:name="T36" style:family="text">
      <style:text-properties fo:font-style="normal" officeooo:rsid="003cc115" style:font-style-asian="normal" style:font-style-complex="normal"/>
    </style:style>
    <style:style style:name="T37" style:family="text">
      <style:text-properties fo:font-style="normal" officeooo:rsid="0044c34a" style:font-style-asian="normal" style:font-style-complex="normal"/>
    </style:style>
    <style:style style:name="T38" style:family="text">
      <style:text-properties fo:font-style="normal" officeooo:rsid="004d865b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279983"/>
    </style:style>
    <style:style style:name="T42" style:family="text">
      <style:text-properties officeooo:rsid="0029fa0b"/>
    </style:style>
    <style:style style:name="T43" style:family="text">
      <style:text-properties officeooo:rsid="002c0861"/>
    </style:style>
    <style:style style:name="T44" style:family="text">
      <style:text-properties officeooo:rsid="002dbbf7"/>
    </style:style>
    <style:style style:name="T45" style:family="text">
      <style:text-properties officeooo:rsid="002f9a61"/>
    </style:style>
    <style:style style:name="T46" style:family="text">
      <style:text-properties officeooo:rsid="0031813a"/>
    </style:style>
    <style:style style:name="T47" style:family="text">
      <style:text-properties officeooo:rsid="0034fa0e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officeooo:rsid="0024be78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use-window-font-color="true" loext:opacity="0%" style:text-underline-style="solid" style:text-underline-width="auto" style:text-underline-color="font-color"/>
    </style:style>
    <style:style style:name="T52" style:family="text">
      <style:text-properties officeooo:rsid="0040640d"/>
    </style:style>
    <style:style style:name="T53" style:family="text">
      <style:text-properties officeooo:rsid="0040e30d"/>
    </style:style>
    <style:style style:name="T54" style:family="text">
      <style:text-properties officeooo:rsid="004a116e"/>
    </style:style>
    <style:style style:name="T55" style:family="text">
      <style:text-properties officeooo:rsid="004b6758"/>
    </style:style>
    <style:style style:name="T56" style:family="text">
      <style:text-properties officeooo:rsid="004c671f"/>
    </style:style>
    <style:style style:name="T57" style:family="text">
      <style:text-properties officeooo:rsid="004d2620"/>
    </style:style>
    <style:style style:name="T58" style:family="text">
      <style:text-properties officeooo:rsid="004e9f91"/>
    </style:style>
    <style:style style:name="T59" style:family="text">
      <style:text-properties officeooo:rsid="004f306e"/>
    </style:style>
    <style:style style:name="T60" style:family="text">
      <style:text-properties officeooo:rsid="00502f57"/>
    </style:style>
    <style:style style:name="T61" style:family="text">
      <style:text-properties officeooo:rsid="0050c2dd"/>
    </style:style>
    <style:style style:name="T62" style:family="text">
      <style:text-properties officeooo:rsid="0052b496"/>
    </style:style>
    <style:style style:name="T63" style:family="text">
      <style:text-properties officeooo:rsid="0053e420"/>
    </style:style>
    <style:style style:name="T64" style:family="text">
      <style:text-properties officeooo:rsid="0055b4a7"/>
    </style:style>
    <style:style style:name="T65" style:family="text">
      <style:text-properties officeooo:rsid="0055e9aa"/>
    </style:style>
    <style:style style:name="T66" style:family="text">
      <style:text-properties officeooo:rsid="0057230f"/>
    </style:style>
    <style:style style:name="T67" style:family="text">
      <style:text-properties officeooo:rsid="00577721"/>
    </style:style>
    <style:style style:name="T68" style:family="text">
      <style:text-properties officeooo:rsid="005942ad"/>
    </style:style>
    <style:style style:name="T69" style:family="text">
      <style:text-properties officeooo:rsid="005b10ee"/>
    </style:style>
    <style:style style:name="T70" style:family="text">
      <style:text-properties officeooo:rsid="005bf6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2328_1507535166"/>CCNA1</text:p>
      <text:p text:style-name="P2">Calculs réseaux</text:p>
      <text:p text:style-name="P2"/>
      <text:p text:style-name="P5">Exercice 1 :</text:p>
      <text:p text:style-name="P7">Vous faites partie d’une société internationale, chaque pays s’est vu attribuer un réseau de 65 536 adresses. Votre filiale a reçu le réseau 10.100.0.0 /16.</text:p>
      <text:p text:style-name="P7">Pour les besoins de vote filiale, vous devez mettre en place 60 sous-réseaux. Donner les premiers sous-réseaux ainsi que la première et la dernière adresse<text:span text:style-name="T60">s</text:span> IP addressables et l’adresse de broadcast pour le premier réseau.</text:p>
      <text:p text:style-name="P6"/>
      <text:p text:style-name="P48">10.100.0.0 /16<text:tab/>255.255.0.0</text:p>
      <text:p text:style-name="P12">On doit redéfinir le masque pour <text:span text:style-name="T20">60</text:span> réseaux.</text:p>
      <text:p text:style-name="P12"/>
      <text:p text:style-name="P12"><text:span text:style-name="T28">I</text:span>l faut <text:span text:style-name="T1">6</text:span> bits pour faire le chiffre <text:span text:style-name="T20">60</text:span> x 2^<text:span text:style-name="T1">6</text:span> <text:s/>= <text:span text:style-name="T2">64</text:span> (0 à <text:span text:style-name="T2">63</text:span> ).</text:p>
      <text:p text:style-name="P12"/>
      <text:p text:style-name="P12">Le masque devient :</text:p>
      <text:p text:style-name="P13">255.255.<text:span text:style-name="T2">11111100</text:span>.<text:span text:style-name="T2">00000000</text:span> soit 255.255.<text:span text:style-name="T2">252</text:span>.<text:span text:style-name="T2">0</text:span> /<text:span text:style-name="T2">22</text:span></text:p>
      <text:p text:style-name="P12"/>
      <text:p text:style-name="P12">Il reste <text:span text:style-name="T2">10</text:span> zéros donc 2^<text:span text:style-name="T2">10</text:span> = <text:span text:style-name="T2">1024</text:span> (pas du réseau) soi<text:span text:style-name="T19">t </text:span><text:span text:style-name="T2">1024</text:span> - 2 = <text:span text:style-name="T2">1022</text:span> machines.</text:p>
      <text:p text:style-name="P12"/>
      <table:table table:name="Exercice1" table:style-name="Exercice1">
        <table:table-column table:style-name="Exercice1.A"/>
        <table:table-column table:style-name="Exercice1.B"/>
        <table:table-column table:style-name="Exercice1.C"/>
        <table:table-column table:style-name="Exercice1.D"/>
        <table:table-column table:style-name="Exercice1.E"/>
        <table:table-column table:style-name="Exercice1.F"/>
        <table:table-column table:style-name="Exercice1.G"/>
        <table:table-column table:style-name="Exercice1.H"/>
        <table:table-row table:style-name="Exercice1.1">
          <table:table-cell table:style-name="Exercice1.A1" office:value-type="string">
            <text:p text:style-name="P56">Réseau</text:p>
          </table:table-cell>
          <table:table-cell table:style-name="Exercice1.A1" office:value-type="string">
            <text:p text:style-name="P56">Nombre hôtes</text:p>
          </table:table-cell>
          <table:table-cell table:style-name="Exercice1.A1" office:value-type="string">
            <text:p text:style-name="P56">Longueur masque</text:p>
          </table:table-cell>
          <table:table-cell table:style-name="Exercice1.A1" office:value-type="string">
            <text:p text:style-name="P56">Masque</text:p>
          </table:table-cell>
          <table:table-cell table:style-name="Exercice1.A1" office:value-type="string">
            <text:p text:style-name="P56">Adresse réseau</text:p>
          </table:table-cell>
          <table:table-cell table:style-name="Exercice1.A1" office:value-type="string">
            <text:p text:style-name="P56">Première adresse</text:p>
          </table:table-cell>
          <table:table-cell table:style-name="Exercice1.A1" office:value-type="string">
            <text:p text:style-name="P56">Dernière adresse</text:p>
          </table:table-cell>
          <table:table-cell table:style-name="Exercice1.H1" office:value-type="string">
            <text:p text:style-name="P56">Adresse diffusion</text:p>
          </table:table-cell>
        </table:table-row>
        <table:table-row table:style-name="Exercice1.1">
          <table:table-cell table:style-name="Exercice1.A2" office:value-type="string">
            <text:p text:style-name="P60">A</text:p>
          </table:table-cell>
          <table:table-cell table:style-name="Exercice1.A2" office:value-type="string">
            <text:p text:style-name="P60">1022</text:p>
          </table:table-cell>
          <table:table-cell table:style-name="Exercice1.A2" office:value-type="string">
            <text:p text:style-name="P62">/<text:span text:style-name="T28">22</text:span></text:p>
          </table:table-cell>
          <table:table-cell table:style-name="Exercice1.A2" office:value-type="string">
            <text:p text:style-name="P60">255.255.252.0</text:p>
          </table:table-cell>
          <table:table-cell table:style-name="Exercice1.A2" office:value-type="string">
            <text:p text:style-name="P60">10.100.0.0</text:p>
          </table:table-cell>
          <table:table-cell table:style-name="Exercice1.A2" office:value-type="string">
            <text:p text:style-name="P60">10.100.0.1</text:p>
          </table:table-cell>
          <table:table-cell table:style-name="Exercice1.A2" office:value-type="string">
            <text:p text:style-name="P60">10.100.3.254</text:p>
          </table:table-cell>
          <table:table-cell table:style-name="Exercice1.H2" office:value-type="string">
            <text:p text:style-name="P60">10.100.3.255</text:p>
          </table:table-cell>
        </table:table-row>
        <table:table-row table:style-name="Exercice1.1">
          <table:table-cell table:style-name="Exercice1.A2" office:value-type="string">
            <text:p text:style-name="P60">B</text:p>
          </table:table-cell>
          <table:table-cell table:style-name="Exercice1.A2" office:value-type="string">
            <text:p text:style-name="P60">1022</text:p>
          </table:table-cell>
          <table:table-cell table:style-name="Exercice1.A2" office:value-type="string">
            <text:p text:style-name="P62">/<text:span text:style-name="T28">22</text:span></text:p>
          </table:table-cell>
          <table:table-cell table:style-name="Exercice1.A2" office:value-type="string">
            <text:p text:style-name="P61">255.255.252.0</text:p>
          </table:table-cell>
          <table:table-cell table:style-name="Exercice1.A2" office:value-type="string">
            <text:p text:style-name="P61">10.100.<text:span text:style-name="T29">4</text:span>.0</text:p>
          </table:table-cell>
          <table:table-cell table:style-name="Exercice1.A2" office:value-type="string">
            <text:p text:style-name="P61">10.100.<text:span text:style-name="T29">4.1</text:span></text:p>
          </table:table-cell>
          <table:table-cell table:style-name="Exercice1.A2" office:value-type="string">
            <text:p text:style-name="P61">10.100.<text:span text:style-name="T29">7</text:span>.254</text:p>
          </table:table-cell>
          <table:table-cell table:style-name="Exercice1.H2" office:value-type="string">
            <text:p text:style-name="P66"><text:span text:style-name="T28">10.100.</text:span>7<text:span text:style-name="T28">.</text:span>255</text:p>
          </table:table-cell>
        </table:table-row>
        <table:table-row table:style-name="Exercice1.1">
          <table:table-cell table:style-name="Exercice1.A2" office:value-type="string">
            <text:p text:style-name="P60">C</text:p>
          </table:table-cell>
          <table:table-cell table:style-name="Exercice1.A2" office:value-type="string">
            <text:p text:style-name="P60">1022</text:p>
          </table:table-cell>
          <table:table-cell table:style-name="Exercice1.A2" office:value-type="string">
            <text:p text:style-name="P62">/<text:span text:style-name="T28">22</text:span></text:p>
          </table:table-cell>
          <table:table-cell table:style-name="Exercice1.A2" office:value-type="string">
            <text:p text:style-name="P61">255.255.252.0</text:p>
          </table:table-cell>
          <table:table-cell table:style-name="Exercice1.A2" office:value-type="string">
            <text:p text:style-name="P61">10.100.<text:span text:style-name="T29">8</text:span>.0</text:p>
          </table:table-cell>
          <table:table-cell table:style-name="Exercice1.A2" office:value-type="string">
            <text:p text:style-name="P61">10.100.<text:span text:style-name="T29">8</text:span>.<text:span text:style-name="T29">1</text:span></text:p>
          </table:table-cell>
          <table:table-cell table:style-name="Exercice1.A2" office:value-type="string">
            <text:p text:style-name="P61">10.100.<text:span text:style-name="T29">11</text:span>.254</text:p>
          </table:table-cell>
          <table:table-cell table:style-name="Exercice1.H2" office:value-type="string">
            <text:p text:style-name="P66">1<text:span text:style-name="T28">0.100.</text:span>11<text:span text:style-name="T28">.25</text:span>5</text:p>
          </table:table-cell>
        </table:table-row>
        <table:table-row table:style-name="Exercice1.1">
          <table:table-cell table:style-name="Exercice1.A2" office:value-type="string">
            <text:p text:style-name="P66">D</text:p>
          </table:table-cell>
          <table:table-cell table:style-name="Exercice1.A2" office:value-type="string">
            <text:p text:style-name="P60">1022</text:p>
          </table:table-cell>
          <table:table-cell table:style-name="Exercice1.A2" office:value-type="string">
            <text:p text:style-name="P62">/<text:span text:style-name="T28">22</text:span></text:p>
          </table:table-cell>
          <table:table-cell table:style-name="Exercice1.A2" office:value-type="string">
            <text:p text:style-name="P61">255.255.252.0</text:p>
          </table:table-cell>
          <table:table-cell table:style-name="Exercice1.A2" office:value-type="string">
            <text:p text:style-name="P61">10.100.<text:span text:style-name="T29">12</text:span>.0</text:p>
          </table:table-cell>
          <table:table-cell table:style-name="Exercice1.A2" office:value-type="string">
            <text:p text:style-name="P61">10.100.<text:span text:style-name="T29">12.1</text:span></text:p>
          </table:table-cell>
          <table:table-cell table:style-name="Exercice1.A2" office:value-type="string">
            <text:p text:style-name="P61">10.100.<text:span text:style-name="T29">15</text:span>.254</text:p>
          </table:table-cell>
          <table:table-cell table:style-name="Exercice1.H2" office:value-type="string">
            <text:p text:style-name="P61"><text:span text:style-name="T29">1</text:span>0.100.<text:span text:style-name="T29">15</text:span>.25<text:span text:style-name="T29">5</text:span></text:p>
          </table:table-cell>
        </table:table-row>
      </table:table>
      <text:p text:style-name="P12"/>
      <text:p text:style-name="P21">Adresse du prochain réseau : <text:span text:style-name="T1">10.100.16.0</text:span></text:p>
      <text:p text:style-name="P52">Exercice <text:span text:style-name="T30">2</text:span> :</text:p>
      <text:p text:style-name="P7">Vous êtes l’administrateur réseau d’une société. Vous utilisez les réseaux privés de classe C pour le réseau de votre société. Chaque site s’est vu attribuer huit réseaux de classe C.</text:p>
      <text:p text:style-name="P7">Vous possédez les huits premiers réseaux. Vous utilisez actuellement 200 adresses IP. La <text:span text:style-name="T59">société prévoit une croissance importante dans les deux ans et vous demande de prévoir un réseau suffisament grand pour accueillir 1000 employés. Précisez le réseau et son masque,</text:span> ainsi que la première et la dernière adresse<text:span text:style-name="T60">s</text:span> IP addressables et l’adresse de broadcast.</text:p>
      <text:p text:style-name="P3"/>
      <text:p text:style-name="P14"><text:span text:style-name="T34">192</text:span><text:span text:style-name="T33">.</text:span><text:span text:style-name="T34">168</text:span><text:span text:style-name="T33">.</text:span><text:span text:style-name="T21">x</text:span><text:span text:style-name="T33">.</text:span><text:span text:style-name="T21">y </text:span><text:span text:style-name="T33">/</text:span><text:span text:style-name="T21">24</text:span><text:span text:style-name="T20"><text:tab/></text:span><text:span text:style-name="T21">255</text:span><text:span text:style-name="T34">.</text:span><text:span text:style-name="T21">255</text:span><text:span text:style-name="T34">.</text:span><text:span text:style-name="T21">255</text:span><text:span text:style-name="T34">.</text:span><text:span text:style-name="T21">0</text:span></text:p>
      <text:p text:style-name="P27">Avec ce masque, on a 2^<text:span text:style-name="T20">8</text:span><text:span text:style-name="T33"> = </text:span><text:span text:style-name="T20">256</text:span><text:span text:style-name="T33"> soit </text:span><text:span text:style-name="T20">256 –</text:span><text:span text:style-name="T33"> 2 = </text:span><text:span text:style-name="T20">254</text:span><text:span text:style-name="T33"> machines.</text:span></text:p>
      <text:p text:style-name="P46"><text:span text:style-name="T39">8</text:span> <text:span text:style-name="T33">étant le nombre de zéros restants dans le masque.</text:span></text:p>
      <text:p text:style-name="P49"/>
      <text:p text:style-name="P49">Pour passer à 1000 machines, il faut changer le masque donc réduire le nombre de 1, soit augmenter le nombre de zéros.</text:p>
      <text:p text:style-name="P14"/>
      <text:p text:style-name="P27">1000 machines =&gt; 2^<text:span text:style-name="T39">10</text:span> <text:s/>= <text:span text:style-name="T39">1024</text:span><text:span text:style-name="T20"> </text:span><text:span text:style-name="T33">soit </text:span><text:span text:style-name="T39">1024</text:span><text:span text:style-name="T33"> – 2 = </text:span><text:span text:style-name="T39">1022</text:span><text:span text:style-name="T33"> machines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57">Réseau</text:p>
          </table:table-cell>
          <table:table-cell table:style-name="Tableau1.A1" office:value-type="string">
            <text:p text:style-name="P57">Nombre hôtes</text:p>
          </table:table-cell>
          <table:table-cell table:style-name="Tableau1.A1" office:value-type="string">
            <text:p text:style-name="P57">Longueur masque</text:p>
          </table:table-cell>
          <table:table-cell table:style-name="Tableau1.A1" office:value-type="string">
            <text:p text:style-name="P57">Masque</text:p>
          </table:table-cell>
          <table:table-cell table:style-name="Tableau1.A1" office:value-type="string">
            <text:p text:style-name="P57">Adresse réseau</text:p>
          </table:table-cell>
          <table:table-cell table:style-name="Tableau1.A1" office:value-type="string">
            <text:p text:style-name="P57">Première adresse</text:p>
          </table:table-cell>
          <table:table-cell table:style-name="Tableau1.A1" office:value-type="string">
            <text:p text:style-name="P57">Dernière adresse</text:p>
          </table:table-cell>
          <table:table-cell table:style-name="Tableau1.H1" office:value-type="string">
            <text:p text:style-name="P57">Adresse diffusion</text:p>
          </table:table-cell>
        </table:table-row>
        <table:table-row table:style-name="Tableau1.1">
          <table:table-cell table:style-name="Tableau1.A2" office:value-type="string">
            <text:p text:style-name="P67">A</text:p>
          </table:table-cell>
          <table:table-cell table:style-name="Tableau1.A2" office:value-type="string">
            <text:p text:style-name="P67">1022</text:p>
          </table:table-cell>
          <table:table-cell table:style-name="Tableau1.A2" office:value-type="string">
            <text:p text:style-name="P63">/<text:span text:style-name="T41">2</text:span><text:span text:style-name="T44">2</text:span></text:p>
          </table:table-cell>
          <table:table-cell table:style-name="Tableau1.A2" office:value-type="string">
            <text:p text:style-name="P69">255.255.255.0</text:p>
          </table:table-cell>
          <table:table-cell table:style-name="Tableau1.A2" office:value-type="string">
            <text:p text:style-name="P67">192.168.<text:span text:style-name="T42">0</text:span>.<text:span text:style-name="T42">0</text:span></text:p>
          </table:table-cell>
          <table:table-cell table:style-name="Tableau1.A2" office:value-type="string">
            <text:p text:style-name="P68">192.168.<text:span text:style-name="T42">0</text:span>.<text:span text:style-name="T42">1</text:span></text:p>
          </table:table-cell>
          <table:table-cell table:style-name="Tableau1.A2" office:value-type="string">
            <text:p text:style-name="P68">192.168.<text:span text:style-name="T43">3</text:span>.<text:span text:style-name="T43">254</text:span></text:p>
          </table:table-cell>
          <table:table-cell table:style-name="Tableau1.H2" office:value-type="string">
            <text:p text:style-name="P68">192.168.<text:span text:style-name="T43">3</text:span>.<text:span text:style-name="T43">255</text:span></text:p>
          </table:table-cell>
        </table:table-row>
      </table:table>
      <text:p text:style-name="P14"/>
      <text:p text:style-name="P23">Adresse du prochain réseau : <text:span text:style-name="T3">192</text:span><text:span text:style-name="T41">.</text:span><text:span text:style-name="T3">168</text:span><text:span text:style-name="T41">.</text:span><text:span text:style-name="T4">4</text:span><text:span text:style-name="T41">.</text:span><text:span text:style-name="T4">0</text:span></text:p>
      <text:p text:style-name="P51">Exercice <text:span text:style-name="T32">3</text:span> :</text:p>
      <text:p text:style-name="P8">Vo<text:span text:style-name="T61">tre bâtiment s’est vu attribuer le réseau 192.168.0.0 /24, vous devez équiper 8 salles et créer pour chaque salle un sous-réseau.</text:span><text:span text:style-name="T59"> Précisez </text:span><text:span text:style-name="T61">tous les réseaux, </text:span>la première et la dernière adresse<text:span text:style-name="T60">s</text:span> IP addressables et l’adresse de broadcast <text:span text:style-name="T61">du premier sous-réseau.</text:span></text:p>
      <text:p text:style-name="P3"/>
      <text:p text:style-name="P15"><text:span text:style-name="T22">192</text:span><text:span text:style-name="T33">.</text:span><text:span text:style-name="T22">168</text:span><text:span text:style-name="T33">.</text:span><text:span text:style-name="T22">0</text:span><text:span text:style-name="T33">.</text:span><text:span text:style-name="T22">0</text:span><text:span text:style-name="T20"> </text:span><text:span text:style-name="T33">/</text:span><text:span text:style-name="T22">24</text:span><text:span text:style-name="T20"><text:tab/></text:span><text:span text:style-name="T21">255</text:span><text:span text:style-name="T34">.</text:span><text:span text:style-name="T21">255</text:span><text:span text:style-name="T34">.</text:span><text:span text:style-name="T21">255</text:span><text:span text:style-name="T34">.</text:span><text:span text:style-name="T21">0</text:span></text:p>
      <text:p text:style-name="P28"><text:span text:style-name="T33">Avec ce masque, on a 2^</text:span><text:span text:style-name="T20">8</text:span><text:span text:style-name="T33"> = </text:span><text:span text:style-name="T20">256</text:span><text:span text:style-name="T33"> soit </text:span><text:span text:style-name="T20">256 –</text:span><text:span text:style-name="T33"> 2 = </text:span><text:span text:style-name="T20">254</text:span><text:span text:style-name="T33"> machines.</text:span></text:p>
      <text:p text:style-name="P47"><text:span text:style-name="T39">8</text:span> <text:span text:style-name="T33">étant le nombre de zéros restants dans le masque.</text:span></text:p>
      <text:p text:style-name="P14"/>
      <text:p text:style-name="P33">8 salles = 2³ donc <text:span text:style-name="T1">3</text:span> bits</text:p>
      <text:p text:style-name="P33">Pour passer à 8 salles, il faut changer le masque donc augmenter le nombre de 1, soit diminuer le nombre de zéros.</text:p>
      <text:p text:style-name="P33"><text:s/></text:p>
      <text:p text:style-name="P14">Le masque devient :</text:p>
      <text:p text:style-name="P14"><text:span text:style-name="T1">255.255.</text:span><text:span text:style-name="T5">255</text:span><text:span text:style-name="T2">.</text:span><text:span text:style-name="T5">11100000</text:span> soit 255.255.<text:span text:style-name="T44">255</text:span>.<text:span text:style-name="T5">224</text:span> /<text:span text:style-name="T5">27</text:span></text:p>
      <text:p text:style-name="P14"/>
      <text:p text:style-name="P14">Il reste <text:span text:style-name="T5">5</text:span> zéros donc 2^<text:span text:style-name="T5">5</text:span> = <text:span text:style-name="T5">32</text:span> (pas du réseau) soi<text:span text:style-name="T19">t </text:span><text:span text:style-name="T5">32</text:span> - 2 = <text:span text:style-name="T5">30</text:span> machines.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57">Réseau</text:p>
          </table:table-cell>
          <table:table-cell table:style-name="Tableau2.A1" office:value-type="string">
            <text:p text:style-name="P57">Nombre hôtes</text:p>
          </table:table-cell>
          <table:table-cell table:style-name="Tableau2.A1" office:value-type="string">
            <text:p text:style-name="P57">Longueur masque</text:p>
          </table:table-cell>
          <table:table-cell table:style-name="Tableau2.A1" office:value-type="string">
            <text:p text:style-name="P57">Masque</text:p>
          </table:table-cell>
          <table:table-cell table:style-name="Tableau2.A1" office:value-type="string">
            <text:p text:style-name="P57">Adresse réseau</text:p>
          </table:table-cell>
          <table:table-cell table:style-name="Tableau2.A1" office:value-type="string">
            <text:p text:style-name="P57">Première adresse</text:p>
          </table:table-cell>
          <table:table-cell table:style-name="Tableau2.A1" office:value-type="string">
            <text:p text:style-name="P57">Dernière adresse</text:p>
          </table:table-cell>
          <table:table-cell table:style-name="Tableau2.H1" office:value-type="string">
            <text:p text:style-name="P57">Adresse diffusion</text:p>
          </table:table-cell>
        </table:table-row>
        <table:table-row table:style-name="Tableau2.1">
          <table:table-cell table:style-name="Tableau2.A2" office:value-type="string">
            <text:p text:style-name="P72">A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0</text:span></text:p>
          </table:table-cell>
          <table:table-cell table:style-name="Tableau2.A2" office:value-type="string">
            <text:p text:style-name="P70">192.168.<text:span text:style-name="T45">0</text:span>.<text:span text:style-name="T45">1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30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31</text:span></text:p>
          </table:table-cell>
        </table:table-row>
        <table:table-row table:style-name="Tableau2.1">
          <table:table-cell table:style-name="Tableau2.A2" office:value-type="string">
            <text:p text:style-name="P72">B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32</text:span></text:p>
          </table:table-cell>
          <table:table-cell table:style-name="Tableau2.A2" office:value-type="string">
            <text:p text:style-name="P70">192.168.<text:span text:style-name="T45">0</text:span>.<text:span text:style-name="T45">33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62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63</text:span></text:p>
          </table:table-cell>
        </table:table-row>
        <table:table-row table:style-name="Tableau2.1">
          <table:table-cell table:style-name="Tableau2.A2" office:value-type="string">
            <text:p text:style-name="P72">C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64</text:span></text:p>
          </table:table-cell>
          <table:table-cell table:style-name="Tableau2.A2" office:value-type="string">
            <text:p text:style-name="P70">192.168.<text:span text:style-name="T45">0</text:span>.<text:span text:style-name="T45">65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94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95</text:span></text:p>
          </table:table-cell>
        </table:table-row>
        <table:table-row table:style-name="Tableau2.1">
          <table:table-cell table:style-name="Tableau2.A2" office:value-type="string">
            <text:p text:style-name="P72">D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96</text:span></text:p>
          </table:table-cell>
          <table:table-cell table:style-name="Tableau2.A2" office:value-type="string">
            <text:p text:style-name="P70">192.168.<text:span text:style-name="T45">0</text:span>.<text:span text:style-name="T45">97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126</text:span></text:p>
          </table:table-cell>
          <table:table-cell table:style-name="Tableau2.H2" office:value-type="string">
            <text:p text:style-name="P70">192.1<text:span text:style-name="T45">68.0</text:span>.<text:span text:style-name="T45">127</text:span></text:p>
          </table:table-cell>
        </table:table-row>
        <table:table-row table:style-name="Tableau2.1">
          <table:table-cell table:style-name="Tableau2.A2" office:value-type="string">
            <text:p text:style-name="P72">E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128</text:span></text:p>
          </table:table-cell>
          <table:table-cell table:style-name="Tableau2.A2" office:value-type="string">
            <text:p text:style-name="P70">192.168.<text:span text:style-name="T45">0</text:span>.<text:span text:style-name="T45">129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158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159</text:span></text:p>
          </table:table-cell>
        </table:table-row>
        <table:table-row table:style-name="Tableau2.1">
          <table:table-cell table:style-name="Tableau2.A2" office:value-type="string">
            <text:p text:style-name="P72">F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160</text:span></text:p>
          </table:table-cell>
          <table:table-cell table:style-name="Tableau2.A2" office:value-type="string">
            <text:p text:style-name="P70">192.168.<text:span text:style-name="T45">0</text:span>.<text:span text:style-name="T45">161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190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191</text:span></text:p>
          </table:table-cell>
        </table:table-row>
        <table:table-row table:style-name="Tableau2.1">
          <table:table-cell table:style-name="Tableau2.A2" office:value-type="string">
            <text:p text:style-name="P72">G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192</text:span></text:p>
          </table:table-cell>
          <table:table-cell table:style-name="Tableau2.A2" office:value-type="string">
            <text:p text:style-name="P70">192.168.<text:span text:style-name="T45">0</text:span>.<text:span text:style-name="T45">193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222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223</text:span></text:p>
          </table:table-cell>
        </table:table-row>
        <table:table-row table:style-name="Tableau2.1">
          <table:table-cell table:style-name="Tableau2.A2" office:value-type="string">
            <text:p text:style-name="P72">H</text:p>
          </table:table-cell>
          <table:table-cell table:style-name="Tableau2.A2" office:value-type="string">
            <text:p text:style-name="P71">30</text:p>
          </table:table-cell>
          <table:table-cell table:style-name="Tableau2.A2" office:value-type="string">
            <text:p text:style-name="P63">/<text:span text:style-name="T44">27</text:span></text:p>
          </table:table-cell>
          <table:table-cell table:style-name="Tableau2.A2" office:value-type="string">
            <text:p text:style-name="P70">255.255.255.224</text:p>
          </table:table-cell>
          <table:table-cell table:style-name="Tableau2.A2" office:value-type="string">
            <text:p text:style-name="P70">192.168.<text:span text:style-name="T45">0</text:span>.<text:span text:style-name="T45">224</text:span></text:p>
          </table:table-cell>
          <table:table-cell table:style-name="Tableau2.A2" office:value-type="string">
            <text:p text:style-name="P70">192.168.<text:span text:style-name="T45">0</text:span>.<text:span text:style-name="T45">225</text:span></text:p>
          </table:table-cell>
          <table:table-cell table:style-name="Tableau2.A2" office:value-type="string">
            <text:p text:style-name="P70">192.1<text:span text:style-name="T45">68</text:span>.<text:span text:style-name="T45">0</text:span>.<text:span text:style-name="T45">254</text:span></text:p>
          </table:table-cell>
          <table:table-cell table:style-name="Tableau2.H2" office:value-type="string">
            <text:p text:style-name="P70">192.1<text:span text:style-name="T45">68</text:span>.<text:span text:style-name="T45">0</text:span>.<text:span text:style-name="T45">255</text:span></text:p>
          </table:table-cell>
        </table:table-row>
      </table:table>
      <text:p text:style-name="P14"/>
      <text:p text:style-name="P22">Adresse du prochain réseau :<text:span text:style-name="T1"> </text:span><text:span text:style-name="T6">192</text:span>.<text:span text:style-name="T6">168</text:span>.<text:span text:style-name="T6">1</text:span>.<text:span text:style-name="T6">0</text:span></text:p>
      <text:p text:style-name="P50">Exercice <text:span text:style-name="T32">4</text:span> :</text:p>
      <text:p text:style-name="P9">Vous <text:span text:style-name="T62">utilisez actuellement un réseau de classe B 172.16.0.0 /16. Pour faire face à la croissance de votre société, vous devez prévoir un réseau disposant de 80000 adresses IP.</text:span><text:span text:style-name="T59"> Précisez le réseau et son masque,</text:span> ainsi que la première et la dernière adresse<text:span text:style-name="T60">s</text:span> IP addressables <text:span text:style-name="T63">ainsi que</text:span> l’adresse de broadcast.</text:p>
      <text:p text:style-name="P3"/>
      <text:p text:style-name="P17"><text:span text:style-name="T23">172</text:span><text:span text:style-name="T35">.</text:span><text:span text:style-name="T23">16</text:span><text:span text:style-name="T35">.</text:span><text:span text:style-name="T23">0</text:span><text:span text:style-name="T35">.</text:span><text:span text:style-name="T23">0</text:span><text:span text:style-name="T35"> /</text:span><text:span text:style-name="T23">16</text:span><text:span text:style-name="T20"><text:tab/></text:span><text:span text:style-name="T23">255.255.0.0</text:span></text:p>
      <text:p text:style-name="P29"><text:span text:style-name="T35">Avec le réseau actuel, on a 2^</text:span><text:span text:style-name="T23">16 </text:span><text:span text:style-name="T35">= <text:s/>soit </text:span><text:span text:style-name="T23">65536 –</text:span><text:span text:style-name="T35"> 2 = </text:span><text:span text:style-name="T23">65534</text:span><text:span text:style-name="T35"> machines.</text:span></text:p>
      <text:p text:style-name="P34"><text:span text:style-name="T35">P</text:span><text:span text:style-name="T33">as assez de machines, donc on doit réduire le nombre de 1, soit augmenter le nombre de zéros.</text:span></text:p>
      <text:p text:style-name="P14"/>
      <text:p text:style-name="P34">On doit ajouter un zéro dans le masque 2^<text:span text:style-name="T20">17</text:span> = <text:span text:style-name="T20">131072</text:span><text:span text:style-name="T33"> soit </text:span><text:span text:style-name="T20">131070</text:span><text:span text:style-name="T33"> machines.</text:span></text:p>
      <text:p text:style-name="P14"/>
      <text:p text:style-name="P14">Le masque devient :</text:p>
      <text:p text:style-name="P14">255.<text:span text:style-name="T7">11111110</text:span>.<text:span text:style-name="T7">00000000</text:span><text:span text:style-name="T19">.</text:span><text:span text:style-name="T7">00000000</text:span> soit 255.<text:span text:style-name="T1">25</text:span><text:span text:style-name="T7">4</text:span>.<text:span text:style-name="T7">0</text:span>.<text:span text:style-name="T7">0</text:span> /<text:span text:style-name="T7">15</text:span></text:p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57">Réseau</text:p>
          </table:table-cell>
          <table:table-cell table:style-name="Tableau3.A1" office:value-type="string">
            <text:p text:style-name="P57">Nombre hôtes</text:p>
          </table:table-cell>
          <table:table-cell table:style-name="Tableau3.A1" office:value-type="string">
            <text:p text:style-name="P57">Longueur masque</text:p>
          </table:table-cell>
          <table:table-cell table:style-name="Tableau3.A1" office:value-type="string">
            <text:p text:style-name="P57">Masque</text:p>
          </table:table-cell>
          <table:table-cell table:style-name="Tableau3.A1" office:value-type="string">
            <text:p text:style-name="P57">Adresse réseau</text:p>
          </table:table-cell>
          <table:table-cell table:style-name="Tableau3.A1" office:value-type="string">
            <text:p text:style-name="P57">Première adresse</text:p>
          </table:table-cell>
          <table:table-cell table:style-name="Tableau3.A1" office:value-type="string">
            <text:p text:style-name="P57">Dernière adresse</text:p>
          </table:table-cell>
          <table:table-cell table:style-name="Tableau3.H1" office:value-type="string">
            <text:p text:style-name="P57">Adresse diffusion</text:p>
          </table:table-cell>
        </table:table-row>
        <table:table-row table:style-name="Tableau3.1">
          <table:table-cell table:style-name="Tableau3.A2" office:value-type="string">
            <text:p text:style-name="P73">A</text:p>
          </table:table-cell>
          <table:table-cell table:style-name="Tableau3.A2" office:value-type="string">
            <text:p text:style-name="P74">131070</text:p>
          </table:table-cell>
          <table:table-cell table:style-name="Tableau3.A2" office:value-type="string">
            <text:p text:style-name="P63">/<text:span text:style-name="T47">15</text:span></text:p>
          </table:table-cell>
          <table:table-cell table:style-name="Tableau3.A2" office:value-type="string">
            <text:p text:style-name="P74">255.254.0.0</text:p>
          </table:table-cell>
          <table:table-cell table:style-name="Tableau3.A2" office:value-type="string">
            <text:p text:style-name="P74">172.16.0.0</text:p>
          </table:table-cell>
          <table:table-cell table:style-name="Tableau3.A2" office:value-type="string">
            <text:p text:style-name="P74">172.16.0.1</text:p>
          </table:table-cell>
          <table:table-cell table:style-name="Tableau3.A2" office:value-type="string">
            <text:p text:style-name="P74">172.17.255.254</text:p>
          </table:table-cell>
          <table:table-cell table:style-name="Tableau3.H2" office:value-type="string">
            <text:p text:style-name="P74">172.17.255.255</text:p>
          </table:table-cell>
        </table:table-row>
      </table:table>
      <text:p text:style-name="P45"/>
      <text:p text:style-name="P36"><text:span text:style-name="T47">1</text:span>111 1111. 1111 1110. 0000 0000. 0000 0000<text:tab/><text:tab/>255.254.0.0 : Masque</text:p>
      <text:p text:style-name="P36"><text:span text:style-name="T47">1</text:span>010 1100. 0001 0001. 1111 1111. 1111 1111<text:tab/><text:tab/>172.17.255.255 : Broadcast</text:p>
      <text:p text:style-name="P45"/>
      <text:p text:style-name="P35"><text:span text:style-name="T47">1</text:span>010 1100. 0001 0000. 0000 0000. 0000 0000<text:span text:style-name="T30"><text:tab/><text:tab/></text:span>172.16.0.0</text:p>
      <text:p text:style-name="P35"><text:span text:style-name="T48">0000 0000. 0000 0010. 0000 0000. 0000 0000</text:span><text:span text:style-name="T49"><text:tab/></text:span><text:span text:style-name="T30"><text:tab/></text:span><text:span text:style-name="T50">+ <text:s text:c="2"/></text:span><text:span text:style-name="T51">131072</text:span></text:p>
      <text:p text:style-name="P35"><text:span text:style-name="T47">1</text:span>010 1100. 0001 0010. 0000 0000. 0000 0000<text:span text:style-name="T30"><text:tab/><text:tab/></text:span>172.18.0.0</text:p>
      <text:p text:style-name="P18"/>
      <text:p text:style-name="P25">Adresse du prochain réseau :<text:span text:style-name="T1"> </text:span><text:span text:style-name="T8">172</text:span><text:span text:style-name="T47">.</text:span><text:span text:style-name="T8">18</text:span><text:span text:style-name="T47">.</text:span><text:span text:style-name="T8">0</text:span><text:span text:style-name="T47">.</text:span><text:span text:style-name="T8">0</text:span></text:p>
      <text:p text:style-name="P53">Exercice <text:span text:style-name="T46">5</text:span> :</text:p>
      <text:p text:style-name="P10"><text:span text:style-name="T31">Vous </text:span><text:span text:style-name="T62">utilisez actuellement un réseau de classe </text:span><text:span text:style-name="T63">C 192.168.100.0 /24. Vous devez subdiviser votre réseau en un réseau de 60 machines, puis un réseau de 30 machines et le reste en un réseau de 12 machines.</text:span></text:p>
      <text:p text:style-name="P10"><text:span text:style-name="T59">Précisez le</text:span><text:span text:style-name="T63">s</text:span><text:span text:style-name="T59"> réseau</text:span><text:span text:style-name="T63">x</text:span><text:span text:style-name="T59"> et masque</text:span><text:span text:style-name="T63">s</text:span><text:span text:style-name="T59">,</text:span> ainsi que la première et la dernière adresse<text:span text:style-name="T60">s</text:span> IP addressables <text:span text:style-name="T63">ainsi que</text:span> l’adresse de broadca<text:span text:style-name="T63">st des réseaux.</text:span></text:p>
      <text:p text:style-name="P4"/>
      <text:p text:style-name="P19"><text:span text:style-name="T24">192</text:span><text:span text:style-name="T33">.</text:span><text:span text:style-name="T24">168</text:span><text:span text:style-name="T33">.</text:span><text:span text:style-name="T24">100</text:span><text:span text:style-name="T33">.</text:span><text:span text:style-name="T24">0</text:span><text:span text:style-name="T20"> </text:span><text:span text:style-name="T33">/</text:span><text:span text:style-name="T36">24</text:span><text:span text:style-name="T20"><text:tab/></text:span><text:span text:style-name="T24">255</text:span><text:span text:style-name="T36">.</text:span><text:span text:style-name="T24">255</text:span><text:span text:style-name="T36">.</text:span><text:span text:style-name="T24">255</text:span><text:span text:style-name="T36">.</text:span><text:span text:style-name="T24">0</text:span></text:p>
      <text:p text:style-name="P30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41">8<text:span text:style-name="T31"> étant le nombre de zéros dans le masque.</text:span></text:p>
      <text:p text:style-name="P16"/>
      <text:p text:style-name="P37">Un réseau A de 60 machines <text:tab/>→ <text:tab/>2^<text:span text:style-name="T1">6</text:span> = <text:span text:style-name="T1">64 </text:span>soit <text:span text:style-name="T1">64 </text:span>- 2 = <text:span text:style-name="T1">62 </text:span>machines <text:tab/>→ <text:tab/>255.255.255.<text:span text:style-name="T10">192</text:span><text:span text:style-name="T1"> </text:span>/<text:span text:style-name="T10">26</text:span></text:p>
      <text:p text:style-name="P37">Un réseau B de 30 machines <text:tab/>→ <text:tab/>2^<text:span text:style-name="T1">5</text:span> = <text:span text:style-name="T1">32</text:span> soit <text:span text:style-name="T1">32</text:span> - 2 = <text:span text:style-name="T1">30</text:span> machines <text:tab/>→ <text:tab/>255.255.255.<text:span text:style-name="T10">224</text:span> /<text:span text:style-name="T10">27</text:span></text:p>
      <text:p text:style-name="P37"><text:span text:style-name="T57">R</text:span><text:span text:style-name="T56">ésaux suivants</text:span> de 12 machines <text:tab/>→ <text:tab/>2^<text:span text:style-name="T1">4</text:span> = <text:span text:style-name="T1">16</text:span> soit <text:span text:style-name="T1">16</text:span> - 2 = <text:span text:style-name="T1">14</text:span> machines <text:tab/>→ <text:tab/>255.255.255.<text:span text:style-name="T10">240</text:span> /<text:span text:style-name="T10">28</text:span></text:p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58">Réseau</text:p>
          </table:table-cell>
          <table:table-cell table:style-name="Tableau4.A1" office:value-type="string">
            <text:p text:style-name="P58">Nombre hôtes</text:p>
          </table:table-cell>
          <table:table-cell table:style-name="Tableau4.A1" office:value-type="string">
            <text:p text:style-name="P58">Longueur masque</text:p>
          </table:table-cell>
          <table:table-cell table:style-name="Tableau4.A1" office:value-type="string">
            <text:p text:style-name="P58">Masque</text:p>
          </table:table-cell>
          <table:table-cell table:style-name="Tableau4.A1" office:value-type="string">
            <text:p text:style-name="P58">Adresse réseau</text:p>
          </table:table-cell>
          <table:table-cell table:style-name="Tableau4.A1" office:value-type="string">
            <text:p text:style-name="P58">Première adresse</text:p>
          </table:table-cell>
          <table:table-cell table:style-name="Tableau4.A1" office:value-type="string">
            <text:p text:style-name="P58">Dernière adresse</text:p>
          </table:table-cell>
          <table:table-cell table:style-name="Tableau4.H1" office:value-type="string">
            <text:p text:style-name="P58">Adresse diffusion</text:p>
          </table:table-cell>
        </table:table-row>
        <table:table-row table:style-name="Tableau4.1">
          <table:table-cell table:style-name="Tableau4.A2" office:value-type="string">
            <text:p text:style-name="P75">A</text:p>
          </table:table-cell>
          <table:table-cell table:style-name="Tableau4.A2" office:value-type="string">
            <text:p text:style-name="P75">62</text:p>
          </table:table-cell>
          <table:table-cell table:style-name="Tableau4.A2" office:value-type="string">
            <text:p text:style-name="P64">/<text:span text:style-name="T53">26</text:span></text:p>
          </table:table-cell>
          <table:table-cell table:style-name="Tableau4.A2" office:value-type="string">
            <text:p text:style-name="P75">255.255.255.<text:span text:style-name="T53">192</text:span></text:p>
          </table:table-cell>
          <table:table-cell table:style-name="Tableau4.A2" office:value-type="string">
            <text:p text:style-name="P75">192.168.100.0</text:p>
          </table:table-cell>
          <table:table-cell table:style-name="Tableau4.A2" office:value-type="string">
            <text:p text:style-name="P75">192.168.100.1</text:p>
          </table:table-cell>
          <table:table-cell table:style-name="Tableau4.A2" office:value-type="string">
            <text:p text:style-name="P75">192.168.100.62</text:p>
          </table:table-cell>
          <table:table-cell table:style-name="Tableau4.H2" office:value-type="string">
            <text:p text:style-name="P75">192.168.100.63</text:p>
          </table:table-cell>
        </table:table-row>
        <table:table-row table:style-name="Tableau4.1">
          <table:table-cell table:style-name="Tableau4.A2" office:value-type="string">
            <text:p text:style-name="P75">B</text:p>
          </table:table-cell>
          <table:table-cell table:style-name="Tableau4.A2" office:value-type="string">
            <text:p text:style-name="P75">30</text:p>
          </table:table-cell>
          <table:table-cell table:style-name="Tableau4.A2" office:value-type="string">
            <text:p text:style-name="P64">/<text:span text:style-name="T53">27</text:span></text:p>
          </table:table-cell>
          <table:table-cell table:style-name="Tableau4.A2" office:value-type="string">
            <text:p text:style-name="P75">255.255.255.<text:span text:style-name="T53">224</text:span></text:p>
          </table:table-cell>
          <table:table-cell table:style-name="Tableau4.A2" office:value-type="string">
            <text:p text:style-name="P75">192.168.100.64</text:p>
          </table:table-cell>
          <table:table-cell table:style-name="Tableau4.A2" office:value-type="string">
            <text:p text:style-name="P75">192.168.100.65</text:p>
          </table:table-cell>
          <table:table-cell table:style-name="Tableau4.A2" office:value-type="string">
            <text:p text:style-name="P75">192.168.100.94</text:p>
          </table:table-cell>
          <table:table-cell table:style-name="Tableau4.H2" office:value-type="string">
            <text:p text:style-name="P75">192.168.100.95</text:p>
          </table:table-cell>
        </table:table-row>
        <table:table-row table:style-name="Tableau4.1">
          <table:table-cell table:style-name="Tableau4.A2" office:value-type="string">
            <text:p text:style-name="P75">C</text:p>
          </table:table-cell>
          <table:table-cell table:style-name="Tableau4.A2" office:value-type="string">
            <text:p text:style-name="P75">14</text:p>
          </table:table-cell>
          <table:table-cell table:style-name="Tableau4.A2" office:value-type="string">
            <text:p text:style-name="P64">/<text:span text:style-name="T53">28</text:span></text:p>
          </table:table-cell>
          <table:table-cell table:style-name="Tableau4.A2" office:value-type="string">
            <text:p text:style-name="P75">255.255.255.<text:span text:style-name="T53">240</text:span></text:p>
          </table:table-cell>
          <table:table-cell table:style-name="Tableau4.A2" office:value-type="string">
            <text:p text:style-name="P75">192.168.100.96</text:p>
          </table:table-cell>
          <table:table-cell table:style-name="Tableau4.A2" office:value-type="string">
            <text:p text:style-name="P75">192.168.100.97</text:p>
          </table:table-cell>
          <table:table-cell table:style-name="Tableau4.A2" office:value-type="string">
            <text:p text:style-name="P75">192.168.100.<text:span text:style-name="T52">110</text:span></text:p>
          </table:table-cell>
          <table:table-cell table:style-name="Tableau4.H2" office:value-type="string">
            <text:p text:style-name="P75">192.168.100.1<text:span text:style-name="T52">11</text:span></text:p>
          </table:table-cell>
        </table:table-row>
        <table:table-row table:style-name="Tableau4.1">
          <table:table-cell table:style-name="Tableau4.A2" office:value-type="string">
            <text:p text:style-name="P81">D</text:p>
          </table:table-cell>
          <table:table-cell table:style-name="Tableau4.A2" office:value-type="string">
            <text:p text:style-name="P75">14</text:p>
          </table:table-cell>
          <table:table-cell table:style-name="Tableau4.A2" office:value-type="string">
            <text:p text:style-name="P64">/<text:span text:style-name="T53">28</text:span></text:p>
          </table:table-cell>
          <table:table-cell table:style-name="Tableau4.A2" office:value-type="string">
            <text:p text:style-name="P75">255.255.255.<text:span text:style-name="T53">240</text:span></text:p>
          </table:table-cell>
          <table:table-cell table:style-name="Tableau4.A2" office:value-type="string">
            <text:p text:style-name="P75">192.168.100.<text:span text:style-name="T55">112</text:span></text:p>
          </table:table-cell>
          <table:table-cell table:style-name="Tableau4.A2" office:value-type="string">
            <text:p text:style-name="P75">192.168.100.<text:span text:style-name="T55">113</text:span></text:p>
          </table:table-cell>
          <table:table-cell table:style-name="Tableau4.A2" office:value-type="string">
            <text:p text:style-name="P75">192.168.100.<text:span text:style-name="T52">1</text:span><text:span text:style-name="T55">26</text:span></text:p>
          </table:table-cell>
          <table:table-cell table:style-name="Tableau4.H2" office:value-type="string">
            <text:p text:style-name="P75">192.168.100.1<text:span text:style-name="T55">27</text:span></text:p>
          </table:table-cell>
        </table:table-row>
      </table:table>
      <text:p text:style-name="P39">ETC…</text:p>
      <text:p text:style-name="P39"/>
      <text:p text:style-name="P24">Adresse du prochain réseau :<text:span text:style-name="T1"> </text:span><text:span text:style-name="T9">192</text:span>.<text:span text:style-name="T9">168</text:span>.<text:span text:style-name="T9">100</text:span>.<text:span text:style-name="T9">1</text:span><text:span text:style-name="T11">28</text:span></text:p>
      <text:p text:style-name="P54">Exercice <text:span text:style-name="T46">6</text:span> :</text:p>
      <text:p text:style-name="P11">Vous <text:span text:style-name="T62">utilisez actuellement un réseau de classe </text:span><text:span text:style-name="T63">C 192.168.</text:span><text:span text:style-name="T64">2</text:span><text:span text:style-name="T63">00.0. </text:span><text:span text:style-name="T64">Vous souhaitez pouvoir adresser 1100 machines. Calculez le masque adéquat, p</text:span><text:span text:style-name="T59">récisez </text:span>la première et la dernière adresse<text:span text:style-name="T60">s</text:span> IP addressables <text:span text:style-name="T63">ainsi que</text:span> l’adresse de broadca<text:span text:style-name="T63">st des réseaux.</text:span></text:p>
      <text:p text:style-name="P4"/>
      <text:p text:style-name="P16"><text:span text:style-name="T25">192</text:span><text:span text:style-name="T20">.</text:span><text:span text:style-name="T25">168</text:span><text:span text:style-name="T20">.</text:span><text:span text:style-name="T25">200</text:span><text:span text:style-name="T20">.</text:span><text:span text:style-name="T25">0 </text:span><text:span text:style-name="T37">/</text:span><text:span text:style-name="T26">24<text:tab/><text:tab/>255.255.255.0</text:span></text:p>
      <text:p text:style-name="P31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40"><text:span text:style-name="T36">O</text:span><text:span text:style-name="T33">n doit adresser 1100 machines.</text:span></text:p>
      <text:p text:style-name="P16"/>
      <text:p text:style-name="P40">Pas assez de machines, donc on doit réduire le nombre de 1 pour augmenter le nombre de zéros.</text:p>
      <text:p text:style-name="P40">On doit ajouter des zéros dans le masque 2^<text:span text:style-name="T20">11</text:span> = <text:span text:style-name="T20">2048</text:span> soit <text:span text:style-name="T20">2048</text:span> – 2 = <text:span text:style-name="T20">2046 </text:span><text:span text:style-name="T33">machines</text:span></text:p>
      <text:p text:style-name="P42"><text:span text:style-name="T38">11</text:span><text:span text:style-name="T40"> étant le nombre de zéros dans le masque.</text:span></text:p>
      <text:p text:style-name="P16"/>
      <text:p text:style-name="P16">Le masque devient :</text:p>
      <text:p text:style-name="P16">255.255.<text:span text:style-name="T12">11111000</text:span><text:span text:style-name="T19">.</text:span><text:span text:style-name="T12">00000000 </text:span>soit 255.255.<text:span text:style-name="T12">248</text:span>.<text:span text:style-name="T12">0</text:span> /<text:span text:style-name="T12">21</text:span></text:p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58">Réseau</text:p>
          </table:table-cell>
          <table:table-cell table:style-name="Tableau5.A1" office:value-type="string">
            <text:p text:style-name="P58">Nombre hôtes</text:p>
          </table:table-cell>
          <table:table-cell table:style-name="Tableau5.A1" office:value-type="string">
            <text:p text:style-name="P58">Longueur masque</text:p>
          </table:table-cell>
          <table:table-cell table:style-name="Tableau5.A1" office:value-type="string">
            <text:p text:style-name="P58">Masque</text:p>
          </table:table-cell>
          <table:table-cell table:style-name="Tableau5.A1" office:value-type="string">
            <text:p text:style-name="P58">Adresse réseau</text:p>
          </table:table-cell>
          <table:table-cell table:style-name="Tableau5.A1" office:value-type="string">
            <text:p text:style-name="P58">Première adresse</text:p>
          </table:table-cell>
          <table:table-cell table:style-name="Tableau5.A1" office:value-type="string">
            <text:p text:style-name="P58">Dernière adresse</text:p>
          </table:table-cell>
          <table:table-cell table:style-name="Tableau5.H1" office:value-type="string">
            <text:p text:style-name="P58">Adresse diffusion</text:p>
          </table:table-cell>
        </table:table-row>
        <table:table-row table:style-name="Tableau5.1">
          <table:table-cell table:style-name="Tableau5.A2" office:value-type="string">
            <text:p text:style-name="P76">A</text:p>
          </table:table-cell>
          <table:table-cell table:style-name="Tableau5.A2" office:value-type="string">
            <text:p text:style-name="P76">2046</text:p>
          </table:table-cell>
          <table:table-cell table:style-name="Tableau5.A2" office:value-type="string">
            <text:p text:style-name="P64">/<text:span text:style-name="T58">21</text:span></text:p>
          </table:table-cell>
          <table:table-cell table:style-name="Tableau5.A2" office:value-type="string">
            <text:p text:style-name="P82">255.255.248.0</text:p>
          </table:table-cell>
          <table:table-cell table:style-name="Tableau5.A2" office:value-type="string">
            <text:p text:style-name="P78">192.168.200.0</text:p>
          </table:table-cell>
          <table:table-cell table:style-name="Tableau5.A2" office:value-type="string">
            <text:p text:style-name="P79">192.168.200.<text:span text:style-name="T58">1</text:span></text:p>
          </table:table-cell>
          <table:table-cell table:style-name="Tableau5.A2" office:value-type="string">
            <text:p text:style-name="P79">192.168.20<text:span text:style-name="T58">7.254</text:span></text:p>
          </table:table-cell>
          <table:table-cell table:style-name="Tableau5.H2" office:value-type="string">
            <text:p text:style-name="P79">192.168.20<text:span text:style-name="T58">7.255</text:span></text:p>
          </table:table-cell>
        </table:table-row>
      </table:table>
      <text:p text:style-name="P16"/>
      <text:p text:style-name="P26">Adresse du prochain réseau : <text:span text:style-name="T13">192</text:span><text:span text:style-name="T54">.</text:span><text:span text:style-name="T13">168</text:span><text:span text:style-name="T54">.</text:span><text:span text:style-name="T13">20</text:span><text:span text:style-name="T14">8</text:span><text:span text:style-name="T58">.</text:span><text:span text:style-name="T14">0</text:span></text:p>
      <text:p text:style-name="P55">Exercice <text:span text:style-name="T65">en cours</text:span> :</text:p>
      <text:p text:style-name="P20"><text:span text:style-name="T25">192</text:span><text:span text:style-name="T20">.</text:span><text:span text:style-name="T25">168</text:span><text:span text:style-name="T20">.</text:span><text:span text:style-name="T27">1</text:span><text:span text:style-name="T20">.</text:span><text:span text:style-name="T25">0 </text:span><text:span text:style-name="T37">/</text:span><text:span text:style-name="T26">24<text:tab/><text:tab/>255.255.255.0</text:span></text:p>
      <text:p text:style-name="P32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43">8<text:span text:style-name="T31"> étant le nombre de zéros dans le masque.</text:span></text:p>
      <text:p text:style-name="P20"/>
      <text:p text:style-name="P38">Un réseau A de 60 machines <text:tab/>→ <text:tab/>2^<text:span text:style-name="T1">6</text:span> = <text:span text:style-name="T1">64 </text:span>soit <text:span text:style-name="T1">64 </text:span>- 2 = <text:span text:style-name="T1">62 </text:span>machines <text:tab/>→ <text:tab/>255.255.255.<text:span text:style-name="T10">192</text:span><text:span text:style-name="T1"> </text:span>/<text:span text:style-name="T10">26</text:span></text:p>
      <text:p text:style-name="P38">Un réseau B de 30 machines <text:tab/>→ <text:tab/>2^<text:span text:style-name="T1">5</text:span> = <text:span text:style-name="T1">32</text:span> soit <text:span text:style-name="T1">32</text:span> - 2 = <text:span text:style-name="T1">30</text:span> machines <text:tab/>→ <text:tab/>255.255.255.<text:span text:style-name="T10">224</text:span> /<text:span text:style-name="T10">27</text:span></text:p>
      <text:p text:style-name="P38"><text:span text:style-name="T53">Un réseau </text:span><text:span text:style-name="T65">C</text:span><text:span text:style-name="T53"> de </text:span><text:span text:style-name="T65">12</text:span><text:span text:style-name="T53"> machines <text:tab/>→ <text:tab/>2^</text:span><text:span text:style-name="T15">4</text:span><text:span text:style-name="T53"> = </text:span><text:span text:style-name="T15">16</text:span><text:span text:style-name="T53"> soit </text:span><text:span text:style-name="T15">16</text:span><text:span text:style-name="T53"> - 2 = </text:span><text:span text:style-name="T15">14</text:span><text:span text:style-name="T53"> machines <text:tab/>→ <text:tab/>255.255.255.</text:span><text:span text:style-name="T10">2</text:span><text:span text:style-name="T15">40</text:span><text:span text:style-name="T53"> /</text:span><text:span text:style-name="T10">2</text:span><text:span text:style-name="T15">8</text:span></text:p>
      <text:p text:style-name="P38"><text:span text:style-name="T53">Un réseau </text:span><text:span text:style-name="T65">D</text:span><text:span text:style-name="T53"> de </text:span><text:span text:style-name="T65">8</text:span><text:span text:style-name="T53"> machines <text:tab/>→ <text:tab/>2^</text:span><text:span text:style-name="T15">4</text:span><text:span text:style-name="T53"> = </text:span><text:span text:style-name="T15">16</text:span><text:span text:style-name="T53"> soit </text:span><text:span text:style-name="T15">16</text:span><text:span text:style-name="T53"> - 2 = </text:span><text:span text:style-name="T15">14</text:span><text:span text:style-name="T53"> machines <text:tab/>→ <text:tab/>255.255.255.</text:span><text:span text:style-name="T10">2</text:span><text:span text:style-name="T15">40</text:span><text:span text:style-name="T53"> /</text:span><text:span text:style-name="T10">2</text:span><text:span text:style-name="T15">8</text:span></text:p>
      <text:p text:style-name="P38"><text:span text:style-name="T53">Un réseau </text:span><text:span text:style-name="T65">E</text:span><text:span text:style-name="T53"> de </text:span><text:span text:style-name="T65">2</text:span><text:span text:style-name="T53"> machines <text:tab/>→ <text:tab/>2^</text:span><text:span text:style-name="T15">2</text:span><text:span text:style-name="T53"> = </text:span><text:span text:style-name="T15">4</text:span><text:span text:style-name="T53"> soit </text:span><text:span text:style-name="T15">4</text:span><text:span text:style-name="T53"> - 2 = </text:span><text:span text:style-name="T15">2</text:span><text:span text:style-name="T53"> machines <text:tab/>→ <text:tab/>255.255.255.</text:span><text:span text:style-name="T10">2</text:span><text:span text:style-name="T15">52</text:span><text:span text:style-name="T53"> /</text:span><text:span text:style-name="T15">30</text:span></text:p>
      <text:p text:style-name="P2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59">Réseau</text:p>
          </table:table-cell>
          <table:table-cell table:style-name="Tableau6.A1" office:value-type="string">
            <text:p text:style-name="P59">Nombre hôtes</text:p>
          </table:table-cell>
          <table:table-cell table:style-name="Tableau6.A1" office:value-type="string">
            <text:p text:style-name="P59">Longueur masque</text:p>
          </table:table-cell>
          <table:table-cell table:style-name="Tableau6.A1" office:value-type="string">
            <text:p text:style-name="P59">Masque</text:p>
          </table:table-cell>
          <table:table-cell table:style-name="Tableau6.A1" office:value-type="string">
            <text:p text:style-name="P59">Adresse réseau</text:p>
          </table:table-cell>
          <table:table-cell table:style-name="Tableau6.A1" office:value-type="string">
            <text:p text:style-name="P59">Première adresse</text:p>
          </table:table-cell>
          <table:table-cell table:style-name="Tableau6.A1" office:value-type="string">
            <text:p text:style-name="P59">Dernière adresse</text:p>
          </table:table-cell>
          <table:table-cell table:style-name="Tableau6.H1" office:value-type="string">
            <text:p text:style-name="P59">Adresse diffusion</text:p>
          </table:table-cell>
        </table:table-row>
        <table:table-row table:style-name="Tableau6.1">
          <table:table-cell table:style-name="Tableau6.A2" office:value-type="string">
            <text:p text:style-name="P77">A</text:p>
          </table:table-cell>
          <table:table-cell table:style-name="Tableau6.A2" office:value-type="string">
            <text:p text:style-name="P84">62</text:p>
          </table:table-cell>
          <table:table-cell table:style-name="Tableau6.A2" office:value-type="string">
            <text:p text:style-name="P65">/<text:span text:style-name="T58">2</text:span><text:span text:style-name="T65">6</text:span></text:p>
          </table:table-cell>
          <table:table-cell table:style-name="Tableau6.A2" office:value-type="string">
            <text:p text:style-name="P83">255.255.2<text:span text:style-name="T65">55</text:span>.<text:span text:style-name="T65">192</text:span></text:p>
          </table:table-cell>
          <table:table-cell table:style-name="Tableau6.A2" office:value-type="string">
            <text:p text:style-name="P80">192.168.<text:span text:style-name="T65">1</text:span>.0</text:p>
          </table:table-cell>
          <table:table-cell table:style-name="Tableau6.A2" office:value-type="string">
            <text:p text:style-name="P80">192.168.<text:span text:style-name="T65">1</text:span>.<text:span text:style-name="T58">1</text:span></text:p>
          </table:table-cell>
          <table:table-cell table:style-name="Tableau6.A2" office:value-type="string">
            <text:p text:style-name="P80">192.168.<text:span text:style-name="T65">1</text:span><text:span text:style-name="T58">.</text:span><text:span text:style-name="T66">62</text:span></text:p>
          </table:table-cell>
          <table:table-cell table:style-name="Tableau6.H2" office:value-type="string">
            <text:p text:style-name="P80">192.168.20<text:span text:style-name="T58">7.</text:span><text:span text:style-name="T66">63</text:span></text:p>
          </table:table-cell>
        </table:table-row>
        <table:table-row table:style-name="Tableau6.1">
          <table:table-cell table:style-name="Tableau6.A2" office:value-type="string">
            <text:p text:style-name="P84">B</text:p>
          </table:table-cell>
          <table:table-cell table:style-name="Tableau6.A2" office:value-type="string">
            <text:p text:style-name="P84">30</text:p>
          </table:table-cell>
          <table:table-cell table:style-name="Tableau6.A2" office:value-type="string">
            <text:p text:style-name="P65">/<text:span text:style-name="T65">27</text:span></text:p>
          </table:table-cell>
          <table:table-cell table:style-name="Tableau6.A2" office:value-type="string">
            <text:p text:style-name="P83">255.255.2<text:span text:style-name="T65">55</text:span>.<text:span text:style-name="T65">224</text:span></text:p>
          </table:table-cell>
          <table:table-cell table:style-name="Tableau6.A2" office:value-type="string">
            <text:p text:style-name="P80">192.168.<text:span text:style-name="T65">1</text:span>.<text:span text:style-name="T65">64</text:span></text:p>
          </table:table-cell>
          <table:table-cell table:style-name="Tableau6.A2" office:value-type="string">
            <text:p text:style-name="P80">192.168.<text:span text:style-name="T65">1</text:span>.<text:span text:style-name="T65">65</text:span></text:p>
          </table:table-cell>
          <table:table-cell table:style-name="Tableau6.A2" office:value-type="string">
            <text:p text:style-name="P80">192.168.<text:span text:style-name="T65">1</text:span>.<text:span text:style-name="T65">94</text:span></text:p>
          </table:table-cell>
          <table:table-cell table:style-name="Tableau6.H2" office:value-type="string">
            <text:p text:style-name="P80">192.168.<text:span text:style-name="T65">1</text:span>.<text:span text:style-name="T65">95</text:span></text:p>
          </table:table-cell>
        </table:table-row>
        <table:table-row table:style-name="Tableau6.1">
          <table:table-cell table:style-name="Tableau6.A2" office:value-type="string">
            <text:p text:style-name="P84">C</text:p>
          </table:table-cell>
          <table:table-cell table:style-name="Tableau6.A2" office:value-type="string">
            <text:p text:style-name="P84">14</text:p>
          </table:table-cell>
          <table:table-cell table:style-name="Tableau6.A2" office:value-type="string">
            <text:p text:style-name="P65">/<text:span text:style-name="T65">28</text:span></text:p>
          </table:table-cell>
          <table:table-cell table:style-name="Tableau6.A2" office:value-type="string">
            <text:p text:style-name="P83">255.255.2<text:span text:style-name="T65">55</text:span>.<text:span text:style-name="T65">240</text:span></text:p>
          </table:table-cell>
          <table:table-cell table:style-name="Tableau6.A2" office:value-type="string">
            <text:p text:style-name="P80">192.168.<text:span text:style-name="T65">1</text:span>.<text:span text:style-name="T65">96</text:span></text:p>
          </table:table-cell>
          <table:table-cell table:style-name="Tableau6.A2" office:value-type="string">
            <text:p text:style-name="P80">192.168.<text:span text:style-name="T65">1</text:span>.<text:span text:style-name="T65">97</text:span></text:p>
          </table:table-cell>
          <table:table-cell table:style-name="Tableau6.A2" office:value-type="string">
            <text:p text:style-name="P80">192.168.<text:span text:style-name="T65">1</text:span>.<text:span text:style-name="T65">110</text:span></text:p>
          </table:table-cell>
          <table:table-cell table:style-name="Tableau6.H2" office:value-type="string">
            <text:p text:style-name="P80">192.168.<text:span text:style-name="T65">1</text:span>.<text:span text:style-name="T65">111</text:span></text:p>
          </table:table-cell>
        </table:table-row>
        <table:table-row table:style-name="Tableau6.1">
          <table:table-cell table:style-name="Tableau6.A2" office:value-type="string">
            <text:p text:style-name="P84">D</text:p>
          </table:table-cell>
          <table:table-cell table:style-name="Tableau6.A2" office:value-type="string">
            <text:p text:style-name="P84">14</text:p>
          </table:table-cell>
          <table:table-cell table:style-name="Tableau6.A2" office:value-type="string">
            <text:p text:style-name="P65">/<text:span text:style-name="T65">28</text:span></text:p>
          </table:table-cell>
          <table:table-cell table:style-name="Tableau6.A2" office:value-type="string">
            <text:p text:style-name="P83">255.255.2<text:span text:style-name="T65">55</text:span>.<text:span text:style-name="T65">240</text:span></text:p>
          </table:table-cell>
          <table:table-cell table:style-name="Tableau6.A2" office:value-type="string">
            <text:p text:style-name="P80">192.168.<text:span text:style-name="T65">1</text:span>.<text:span text:style-name="T65">112</text:span></text:p>
          </table:table-cell>
          <table:table-cell table:style-name="Tableau6.A2" office:value-type="string">
            <text:p text:style-name="P80">192.168.<text:span text:style-name="T65">1</text:span>.<text:span text:style-name="T65">113</text:span></text:p>
          </table:table-cell>
          <table:table-cell table:style-name="Tableau6.A2" office:value-type="string">
            <text:p text:style-name="P80">192.168.<text:span text:style-name="T65">1</text:span>.<text:span text:style-name="T65">126</text:span></text:p>
          </table:table-cell>
          <table:table-cell table:style-name="Tableau6.H2" office:value-type="string">
            <text:p text:style-name="P80">192.168.<text:span text:style-name="T65">1</text:span>.<text:span text:style-name="T65">127</text:span></text:p>
          </table:table-cell>
        </table:table-row>
        <table:table-row table:style-name="Tableau6.1">
          <table:table-cell table:style-name="Tableau6.A2" office:value-type="string">
            <text:p text:style-name="P84">E</text:p>
          </table:table-cell>
          <table:table-cell table:style-name="Tableau6.A2" office:value-type="string">
            <text:p text:style-name="P84">2</text:p>
          </table:table-cell>
          <table:table-cell table:style-name="Tableau6.A2" office:value-type="string">
            <text:p text:style-name="P65">/<text:span text:style-name="T65">30</text:span></text:p>
          </table:table-cell>
          <table:table-cell table:style-name="Tableau6.A2" office:value-type="string">
            <text:p text:style-name="P83">255.255.2<text:span text:style-name="T65">55</text:span>.<text:span text:style-name="T65">252</text:span></text:p>
          </table:table-cell>
          <table:table-cell table:style-name="Tableau6.A2" office:value-type="string">
            <text:p text:style-name="P80">192.168.<text:span text:style-name="T65">1</text:span>.<text:span text:style-name="T65">128</text:span></text:p>
          </table:table-cell>
          <table:table-cell table:style-name="Tableau6.A2" office:value-type="string">
            <text:p text:style-name="P80">192.168.<text:span text:style-name="T65">1</text:span>.<text:span text:style-name="T65">129</text:span></text:p>
          </table:table-cell>
          <table:table-cell table:style-name="Tableau6.A2" office:value-type="string">
            <text:p text:style-name="P80">192.168.<text:span text:style-name="T65">1</text:span>.<text:span text:style-name="T65">13</text:span><text:span text:style-name="T66">0</text:span></text:p>
          </table:table-cell>
          <table:table-cell table:style-name="Tableau6.H2" office:value-type="string">
            <text:p text:style-name="P80">192.168.<text:span text:style-name="T65">1</text:span>.<text:span text:style-name="T65">13</text:span><text:span text:style-name="T66">1</text:span></text:p>
          </table:table-cell>
        </table:table-row>
      </table:table>
      <text:p text:style-name="P20"/>
      <text:p text:style-name="P85"><text:span text:style-name="T14">Adresse du prochain réseau : </text:span><text:span text:style-name="T13">192.168.</text:span><text:span text:style-name="T15">1</text:span><text:span text:style-name="T14">.</text:span><text:span text:style-name="T15">13</text:span><text:span text:style-name="T16">2</text:span><text:bookmark-end text:name="__DdeLink__2328_1507535166"/></text:p>
      <text:p text:style-name="P115">CCNA1</text:p>
      <text:p text:style-name="P108">Calculs réseaux</text:p>
      <text:p text:style-name="P108"/>
      <text:p text:style-name="P109">Exercice 1 :</text:p>
      <text:p text:style-name="P111">Vous faites partie d’une société internationale, chaque pays s’est vu attribuer un réseau de 65 536 adresses. Votre filiale a reçu le réseau 10.100.0.0 /16.</text:p>
      <text:p text:style-name="P111">Pour les besoins de vote filiale, vous devez mettre en place 60 sous-réseaux. Donner les premiers sous-réseaux ainsi que la première et la dernière adresse<text:span text:style-name="T60">s</text:span> IP addressables et l’adresse de broadcast pour le premier réseau.</text:p>
      <text:p text:style-name="P112"/>
      <text:p text:style-name="P105">10.100.0.0 /16<text:tab/>255.255.0.0</text:p>
      <text:p text:style-name="P88">On doit redéfinir le masque pour <text:span text:style-name="T20">60</text:span> réseaux.</text:p>
      <text:p text:style-name="P88"/>
      <text:p text:style-name="P88"><text:span text:style-name="T28">I</text:span>l faut <text:span text:style-name="T1">6</text:span> bits pour faire le chiffre <text:span text:style-name="T20">60</text:span> x 2^<text:span text:style-name="T1">6</text:span> <text:s/>= <text:span text:style-name="T2">64</text:span> (0 à <text:span text:style-name="T2">63</text:span> ).</text:p>
      <text:p text:style-name="P88"/>
      <text:p text:style-name="P88">Le masque devient :</text:p>
      <text:p text:style-name="P88">255.255.<text:span text:style-name="T2">11111100</text:span>.<text:span text:style-name="T2">00000000</text:span> soit 255.255.<text:span text:style-name="T2">252</text:span>.<text:span text:style-name="T2">0</text:span> /<text:span text:style-name="T2">22</text:span></text:p>
      <text:p text:style-name="P88"/>
      <text:p text:style-name="P88">Il reste <text:span text:style-name="T2">10</text:span> zéros donc 2^<text:span text:style-name="T2">10</text:span> = <text:span text:style-name="T2">1024</text:span> (pas du réseau) soi<text:span text:style-name="T19">t </text:span><text:span text:style-name="T2">1024</text:span> - 2 = <text:span text:style-name="T2">1022</text:span> machines.</text:p>
      <text:p text:style-name="P8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116">Réseau</text:p>
          </table:table-cell>
          <table:table-cell table:style-name="Tableau7.A1" office:value-type="string">
            <text:p text:style-name="P116">Nombre hôtes</text:p>
          </table:table-cell>
          <table:table-cell table:style-name="Tableau7.A1" office:value-type="string">
            <text:p text:style-name="P116">Longueur masque</text:p>
          </table:table-cell>
          <table:table-cell table:style-name="Tableau7.A1" office:value-type="string">
            <text:p text:style-name="P116">Masque</text:p>
          </table:table-cell>
          <table:table-cell table:style-name="Tableau7.A1" office:value-type="string">
            <text:p text:style-name="P116">Adresse réseau</text:p>
          </table:table-cell>
          <table:table-cell table:style-name="Tableau7.A1" office:value-type="string">
            <text:p text:style-name="P116">Première adresse</text:p>
          </table:table-cell>
          <table:table-cell table:style-name="Tableau7.A1" office:value-type="string">
            <text:p text:style-name="P116">Dernière adresse</text:p>
          </table:table-cell>
          <table:table-cell table:style-name="Tableau7.H1" office:value-type="string">
            <text:p text:style-name="P116">Adresse diffusion</text:p>
          </table:table-cell>
        </table:table-row>
        <table:table-row table:style-name="Tableau7.1">
          <table:table-cell table:style-name="Tableau7.A2" office:value-type="string">
            <text:p text:style-name="P118">A</text:p>
          </table:table-cell>
          <table:table-cell table:style-name="Tableau7.A2" office:value-type="string">
            <text:p text:style-name="P118">1022</text:p>
          </table:table-cell>
          <table:table-cell table:style-name="Tableau7.A2" office:value-type="string">
            <text:p text:style-name="P119">/<text:span text:style-name="T28">22</text:span></text:p>
          </table:table-cell>
          <table:table-cell table:style-name="Tableau7.A2" office:value-type="string">
            <text:p text:style-name="P118">255.255.252.0</text:p>
          </table:table-cell>
          <table:table-cell table:style-name="Tableau7.A2" office:value-type="string">
            <text:p text:style-name="P118">10.100.0.0</text:p>
          </table:table-cell>
          <table:table-cell table:style-name="Tableau7.A2" office:value-type="string">
            <text:p text:style-name="P118">10.100.0.1</text:p>
          </table:table-cell>
          <table:table-cell table:style-name="Tableau7.A2" office:value-type="string">
            <text:p text:style-name="P118">10.100.3.254</text:p>
          </table:table-cell>
          <table:table-cell table:style-name="Tableau7.H2" office:value-type="string">
            <text:p text:style-name="P118">10.100.3.255</text:p>
          </table:table-cell>
        </table:table-row>
        <table:table-row table:style-name="Tableau7.1">
          <table:table-cell table:style-name="Tableau7.A2" office:value-type="string">
            <text:p text:style-name="P118">B</text:p>
          </table:table-cell>
          <table:table-cell table:style-name="Tableau7.A2" office:value-type="string">
            <text:p text:style-name="P118">1022</text:p>
          </table:table-cell>
          <table:table-cell table:style-name="Tableau7.A2" office:value-type="string">
            <text:p text:style-name="P119">/<text:span text:style-name="T28">22</text:span></text:p>
          </table:table-cell>
          <table:table-cell table:style-name="Tableau7.A2" office:value-type="string">
            <text:p text:style-name="P118">255.255.252.0</text:p>
          </table:table-cell>
          <table:table-cell table:style-name="Tableau7.A2" office:value-type="string">
            <text:p text:style-name="P118">10.100.<text:span text:style-name="T29">4</text:span>.0</text:p>
          </table:table-cell>
          <table:table-cell table:style-name="Tableau7.A2" office:value-type="string">
            <text:p text:style-name="P118">10.100.<text:span text:style-name="T29">4.1</text:span></text:p>
          </table:table-cell>
          <table:table-cell table:style-name="Tableau7.A2" office:value-type="string">
            <text:p text:style-name="P118">10.100.<text:span text:style-name="T29">7</text:span>.254</text:p>
          </table:table-cell>
          <table:table-cell table:style-name="Tableau7.H2" office:value-type="string">
            <text:p text:style-name="P121"><text:span text:style-name="T28">10.100.</text:span>7<text:span text:style-name="T28">.</text:span>255</text:p>
          </table:table-cell>
        </table:table-row>
        <table:table-row table:style-name="Tableau7.1">
          <table:table-cell table:style-name="Tableau7.A2" office:value-type="string">
            <text:p text:style-name="P118">C</text:p>
          </table:table-cell>
          <table:table-cell table:style-name="Tableau7.A2" office:value-type="string">
            <text:p text:style-name="P118">1022</text:p>
          </table:table-cell>
          <table:table-cell table:style-name="Tableau7.A2" office:value-type="string">
            <text:p text:style-name="P119">/<text:span text:style-name="T28">22</text:span></text:p>
          </table:table-cell>
          <table:table-cell table:style-name="Tableau7.A2" office:value-type="string">
            <text:p text:style-name="P118">255.255.252.0</text:p>
          </table:table-cell>
          <table:table-cell table:style-name="Tableau7.A2" office:value-type="string">
            <text:p text:style-name="P118">10.100.<text:span text:style-name="T29">8</text:span>.0</text:p>
          </table:table-cell>
          <table:table-cell table:style-name="Tableau7.A2" office:value-type="string">
            <text:p text:style-name="P118">10.100.<text:span text:style-name="T29">8</text:span>.<text:span text:style-name="T29">1</text:span></text:p>
          </table:table-cell>
          <table:table-cell table:style-name="Tableau7.A2" office:value-type="string">
            <text:p text:style-name="P118">10.100.<text:span text:style-name="T29">11</text:span>.254</text:p>
          </table:table-cell>
          <table:table-cell table:style-name="Tableau7.H2" office:value-type="string">
            <text:p text:style-name="P121">1<text:span text:style-name="T28">0.100.</text:span>11<text:span text:style-name="T28">.25</text:span>5</text:p>
          </table:table-cell>
        </table:table-row>
        <table:table-row table:style-name="Tableau7.1">
          <table:table-cell table:style-name="Tableau7.A2" office:value-type="string">
            <text:p text:style-name="P121">D</text:p>
          </table:table-cell>
          <table:table-cell table:style-name="Tableau7.A2" office:value-type="string">
            <text:p text:style-name="P118">1022</text:p>
          </table:table-cell>
          <table:table-cell table:style-name="Tableau7.A2" office:value-type="string">
            <text:p text:style-name="P119">/<text:span text:style-name="T28">22</text:span></text:p>
          </table:table-cell>
          <table:table-cell table:style-name="Tableau7.A2" office:value-type="string">
            <text:p text:style-name="P118">255.255.252.0</text:p>
          </table:table-cell>
          <table:table-cell table:style-name="Tableau7.A2" office:value-type="string">
            <text:p text:style-name="P118">10.100.<text:span text:style-name="T29">12</text:span>.0</text:p>
          </table:table-cell>
          <table:table-cell table:style-name="Tableau7.A2" office:value-type="string">
            <text:p text:style-name="P118">10.100.<text:span text:style-name="T29">12.1</text:span></text:p>
          </table:table-cell>
          <table:table-cell table:style-name="Tableau7.A2" office:value-type="string">
            <text:p text:style-name="P118">10.100.<text:span text:style-name="T29">15</text:span>.254</text:p>
          </table:table-cell>
          <table:table-cell table:style-name="Tableau7.H2" office:value-type="string">
            <text:p text:style-name="P118"><text:span text:style-name="T29">1</text:span>0.100.<text:span text:style-name="T29">15</text:span>.25<text:span text:style-name="T29">5</text:span></text:p>
          </table:table-cell>
        </table:table-row>
      </table:table>
      <text:p text:style-name="P88"/>
      <text:p text:style-name="P86">Adresse du prochain réseau : <text:span text:style-name="T1">10.100.16.0</text:span></text:p>
      <text:p text:style-name="P113">Exercice <text:span text:style-name="T30">2</text:span> :</text:p>
      <text:p text:style-name="P111">Vous êtes l’administrateur réseau d’une société. Vous utilisez les réseaux privés de classe C pour le réseau de votre société. Chaque site s’est vu attribuer huit réseaux de classe C.</text:p>
      <text:p text:style-name="P111">Vous possédez les huits premiers réseaux. Vous utilisez actuellement 200 adresses IP. La <text:span text:style-name="T59">société prévoit une croissance importante dans les deux ans et vous demande de prévoir un réseau suffisament grand pour accueillir 1000 employés. Précisez le réseau et son masque,</text:span> ainsi que la première et la dernière adresse<text:span text:style-name="T60">s</text:span> IP addressables et l’adresse de broadcast.</text:p>
      <text:p text:style-name="P110"/>
      <text:p text:style-name="P88"><text:span text:style-name="T34">192</text:span><text:span text:style-name="T33">.</text:span><text:span text:style-name="T34">168</text:span><text:span text:style-name="T33">.</text:span><text:span text:style-name="T21">x</text:span><text:span text:style-name="T33">.</text:span><text:span text:style-name="T21">y </text:span><text:span text:style-name="T33">/</text:span><text:span text:style-name="T21">24</text:span><text:span text:style-name="T20"><text:tab/></text:span><text:span text:style-name="T21">255</text:span><text:span text:style-name="T34">.</text:span><text:span text:style-name="T21">255</text:span><text:span text:style-name="T34">.</text:span><text:span text:style-name="T21">255</text:span><text:span text:style-name="T34">.</text:span><text:span text:style-name="T21">0</text:span></text:p>
      <text:p text:style-name="P90">Avec ce masque, on a 2^<text:span text:style-name="T20">8</text:span><text:span text:style-name="T33"> = </text:span><text:span text:style-name="T20">256</text:span><text:span text:style-name="T33"> soit </text:span><text:span text:style-name="T20">256 –</text:span><text:span text:style-name="T33"> 2 = </text:span><text:span text:style-name="T20">254</text:span><text:span text:style-name="T33"> machines.</text:span></text:p>
      <text:p text:style-name="P106"><text:span text:style-name="T39">8</text:span> <text:span text:style-name="T33">étant le nombre de zéros restants dans le masque.</text:span></text:p>
      <text:p text:style-name="P107"/>
      <text:p text:style-name="P107">Pour passer à 1000 machines, il faut changer le masque donc réduire le nombre de 1, soit augmenter le nombre de zéros.</text:p>
      <text:p text:style-name="P88"/>
      <text:p text:style-name="P90">1000 machines =&gt; 2^<text:span text:style-name="T39">10</text:span> <text:s/>= <text:span text:style-name="T39">1024</text:span><text:span text:style-name="T20"> </text:span><text:span text:style-name="T33">soit </text:span><text:span text:style-name="T39">1024</text:span><text:span text:style-name="T33"> – 2 = </text:span><text:span text:style-name="T39">1022</text:span><text:span text:style-name="T33"> machines</text:span></text:p>
      <text:p text:style-name="P8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116">Réseau</text:p>
          </table:table-cell>
          <table:table-cell table:style-name="Tableau8.A1" office:value-type="string">
            <text:p text:style-name="P116">Nombre hôtes</text:p>
          </table:table-cell>
          <table:table-cell table:style-name="Tableau8.A1" office:value-type="string">
            <text:p text:style-name="P116">Longueur masque</text:p>
          </table:table-cell>
          <table:table-cell table:style-name="Tableau8.A1" office:value-type="string">
            <text:p text:style-name="P116">Masque</text:p>
          </table:table-cell>
          <table:table-cell table:style-name="Tableau8.A1" office:value-type="string">
            <text:p text:style-name="P116">Adresse réseau</text:p>
          </table:table-cell>
          <table:table-cell table:style-name="Tableau8.A1" office:value-type="string">
            <text:p text:style-name="P116">Première adresse</text:p>
          </table:table-cell>
          <table:table-cell table:style-name="Tableau8.A1" office:value-type="string">
            <text:p text:style-name="P116">Dernière adresse</text:p>
          </table:table-cell>
          <table:table-cell table:style-name="Tableau8.H1" office:value-type="string">
            <text:p text:style-name="P116">Adresse diffusion</text:p>
          </table:table-cell>
        </table:table-row>
        <table:table-row table:style-name="Tableau8.1">
          <table:table-cell table:style-name="Tableau8.A2" office:value-type="string">
            <text:p text:style-name="P122">A</text:p>
          </table:table-cell>
          <table:table-cell table:style-name="Tableau8.A2" office:value-type="string">
            <text:p text:style-name="P122">1022</text:p>
          </table:table-cell>
          <table:table-cell table:style-name="Tableau8.A2" office:value-type="string">
            <text:p text:style-name="P119">/<text:span text:style-name="T41">2</text:span><text:span text:style-name="T44">2</text:span></text:p>
          </table:table-cell>
          <table:table-cell table:style-name="Tableau8.A2" office:value-type="string">
            <text:p text:style-name="P123">255.255.255.0</text:p>
          </table:table-cell>
          <table:table-cell table:style-name="Tableau8.A2" office:value-type="string">
            <text:p text:style-name="P122">192.168.<text:span text:style-name="T42">0</text:span>.<text:span text:style-name="T42">0</text:span></text:p>
          </table:table-cell>
          <table:table-cell table:style-name="Tableau8.A2" office:value-type="string">
            <text:p text:style-name="P122">192.168.<text:span text:style-name="T42">0</text:span>.<text:span text:style-name="T42">1</text:span></text:p>
          </table:table-cell>
          <table:table-cell table:style-name="Tableau8.A2" office:value-type="string">
            <text:p text:style-name="P122">192.168.<text:span text:style-name="T43">3</text:span>.<text:span text:style-name="T43">254</text:span></text:p>
          </table:table-cell>
          <table:table-cell table:style-name="Tableau8.H2" office:value-type="string">
            <text:p text:style-name="P122">192.168.<text:span text:style-name="T43">3</text:span>.<text:span text:style-name="T43">255</text:span></text:p>
          </table:table-cell>
        </table:table-row>
      </table:table>
      <text:p text:style-name="P88"/>
      <text:p text:style-name="P86">Adresse du prochain réseau : <text:span text:style-name="T3">192</text:span><text:span text:style-name="T41">.</text:span><text:span text:style-name="T3">168</text:span><text:span text:style-name="T41">.</text:span><text:span text:style-name="T4">4</text:span><text:span text:style-name="T41">.</text:span><text:span text:style-name="T4">0</text:span></text:p>
      <text:p text:style-name="P113">Exercice <text:span text:style-name="T32">3</text:span> :</text:p>
      <text:p text:style-name="P111">Vo<text:span text:style-name="T61">tre bâtiment s’est vu attribuer le réseau 192.168.0.0 /24, vous devez équiper 8 salles et créer pour chaque salle un sous-réseau.</text:span><text:span text:style-name="T59"> Précisez </text:span><text:span text:style-name="T61">tous les réseaux, </text:span>la première et la dernière adresse<text:span text:style-name="T60">s</text:span> IP addressables et l’adresse de broadcast <text:span text:style-name="T61">du premier sous-réseau.</text:span></text:p>
      <text:p text:style-name="P110"/>
      <text:p text:style-name="P88"><text:span text:style-name="T22">192</text:span><text:span text:style-name="T33">.</text:span><text:span text:style-name="T22">168</text:span><text:span text:style-name="T33">.</text:span><text:span text:style-name="T22">0</text:span><text:span text:style-name="T33">.</text:span><text:span text:style-name="T22">0</text:span><text:span text:style-name="T20"> </text:span><text:span text:style-name="T33">/</text:span><text:span text:style-name="T22">24</text:span><text:span text:style-name="T20"><text:tab/></text:span><text:span text:style-name="T21">255</text:span><text:span text:style-name="T34">.</text:span><text:span text:style-name="T21">255</text:span><text:span text:style-name="T34">.</text:span><text:span text:style-name="T21">255</text:span><text:span text:style-name="T34">.</text:span><text:span text:style-name="T21">0</text:span></text:p>
      <text:p text:style-name="P90"><text:span text:style-name="T33">Avec ce masque, on a 2^</text:span><text:span text:style-name="T20">8</text:span><text:span text:style-name="T33"> = </text:span><text:span text:style-name="T20">256</text:span><text:span text:style-name="T33"> soit </text:span><text:span text:style-name="T20">256 –</text:span><text:span text:style-name="T33"> 2 = </text:span><text:span text:style-name="T20">254</text:span><text:span text:style-name="T33"> machines.</text:span></text:p>
      <text:p text:style-name="P106"><text:span text:style-name="T39">8</text:span> <text:span text:style-name="T33">étant le nombre de zéros restants dans le masque.</text:span></text:p>
      <text:p text:style-name="P88"/>
      <text:p text:style-name="P92">8 salles = 2³ donc <text:span text:style-name="T1">3</text:span> bits</text:p>
      <text:p text:style-name="P92">Pour passer à 8 salles, il faut changer le masque donc augmenter le nombre de 1, soit diminuer le nombre de zéros.</text:p>
      <text:p text:style-name="P92"><text:s/></text:p>
      <text:p text:style-name="P88">Le masque devient :</text:p>
      <text:p text:style-name="P88"><text:span text:style-name="T1">255.255.</text:span><text:span text:style-name="T5">255</text:span><text:span text:style-name="T2">.</text:span><text:span text:style-name="T5">11100000</text:span> soit 255.255.<text:span text:style-name="T44">255</text:span>.<text:span text:style-name="T5">224</text:span> /<text:span text:style-name="T5">27</text:span></text:p>
      <text:p text:style-name="P88"/>
      <text:p text:style-name="P88">Il reste <text:span text:style-name="T5">5</text:span> zéros donc 2^<text:span text:style-name="T5">5</text:span> = <text:span text:style-name="T5">32</text:span> (pas du réseau) soi<text:span text:style-name="T19">t </text:span><text:span text:style-name="T5">32</text:span> - 2 = <text:span text:style-name="T5">30</text:span> machines.</text:p>
      <text:p text:style-name="P8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116">Réseau</text:p>
          </table:table-cell>
          <table:table-cell table:style-name="Tableau9.A1" office:value-type="string">
            <text:p text:style-name="P116">Nombre hôtes</text:p>
          </table:table-cell>
          <table:table-cell table:style-name="Tableau9.A1" office:value-type="string">
            <text:p text:style-name="P116">Longueur masque</text:p>
          </table:table-cell>
          <table:table-cell table:style-name="Tableau9.A1" office:value-type="string">
            <text:p text:style-name="P116">Masque</text:p>
          </table:table-cell>
          <table:table-cell table:style-name="Tableau9.A1" office:value-type="string">
            <text:p text:style-name="P116">Adresse réseau</text:p>
          </table:table-cell>
          <table:table-cell table:style-name="Tableau9.A1" office:value-type="string">
            <text:p text:style-name="P116">Première adresse</text:p>
          </table:table-cell>
          <table:table-cell table:style-name="Tableau9.A1" office:value-type="string">
            <text:p text:style-name="P116">Dernière adresse</text:p>
          </table:table-cell>
          <table:table-cell table:style-name="Tableau9.H1" office:value-type="string">
            <text:p text:style-name="P116">Adresse diffusion</text:p>
          </table:table-cell>
        </table:table-row>
        <table:table-row table:style-name="Tableau9.1">
          <table:table-cell table:style-name="Tableau9.A2" office:value-type="string">
            <text:p text:style-name="P124">A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0</text:span></text:p>
          </table:table-cell>
          <table:table-cell table:style-name="Tableau9.A2" office:value-type="string">
            <text:p text:style-name="P126">192.168.<text:span text:style-name="T45">0</text:span>.<text:span text:style-name="T45">1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30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31</text:span></text:p>
          </table:table-cell>
        </table:table-row>
        <table:table-row table:style-name="Tableau9.1">
          <table:table-cell table:style-name="Tableau9.A2" office:value-type="string">
            <text:p text:style-name="P124">B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32</text:span></text:p>
          </table:table-cell>
          <table:table-cell table:style-name="Tableau9.A2" office:value-type="string">
            <text:p text:style-name="P126">192.168.<text:span text:style-name="T45">0</text:span>.<text:span text:style-name="T45">33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62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63</text:span></text:p>
          </table:table-cell>
        </table:table-row>
        <table:table-row table:style-name="Tableau9.1">
          <table:table-cell table:style-name="Tableau9.A2" office:value-type="string">
            <text:p text:style-name="P124">C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64</text:span></text:p>
          </table:table-cell>
          <table:table-cell table:style-name="Tableau9.A2" office:value-type="string">
            <text:p text:style-name="P126">192.168.<text:span text:style-name="T45">0</text:span>.<text:span text:style-name="T45">65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94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95</text:span></text:p>
          </table:table-cell>
        </table:table-row>
        <table:table-row table:style-name="Tableau9.1">
          <table:table-cell table:style-name="Tableau9.A2" office:value-type="string">
            <text:p text:style-name="P124">D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96</text:span></text:p>
          </table:table-cell>
          <table:table-cell table:style-name="Tableau9.A2" office:value-type="string">
            <text:p text:style-name="P126">192.168.<text:span text:style-name="T45">0</text:span>.<text:span text:style-name="T45">97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126</text:span></text:p>
          </table:table-cell>
          <table:table-cell table:style-name="Tableau9.H2" office:value-type="string">
            <text:p text:style-name="P126">192.1<text:span text:style-name="T45">68.0</text:span>.<text:span text:style-name="T45">127</text:span></text:p>
          </table:table-cell>
        </table:table-row>
        <table:table-row table:style-name="Tableau9.1">
          <table:table-cell table:style-name="Tableau9.A2" office:value-type="string">
            <text:p text:style-name="P124">E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128</text:span></text:p>
          </table:table-cell>
          <table:table-cell table:style-name="Tableau9.A2" office:value-type="string">
            <text:p text:style-name="P126">192.168.<text:span text:style-name="T45">0</text:span>.<text:span text:style-name="T45">129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158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159</text:span></text:p>
          </table:table-cell>
        </table:table-row>
        <table:table-row table:style-name="Tableau9.1">
          <table:table-cell table:style-name="Tableau9.A2" office:value-type="string">
            <text:p text:style-name="P124">F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160</text:span></text:p>
          </table:table-cell>
          <table:table-cell table:style-name="Tableau9.A2" office:value-type="string">
            <text:p text:style-name="P126">192.168.<text:span text:style-name="T45">0</text:span>.<text:span text:style-name="T45">161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190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191</text:span></text:p>
          </table:table-cell>
        </table:table-row>
        <table:table-row table:style-name="Tableau9.1">
          <table:table-cell table:style-name="Tableau9.A2" office:value-type="string">
            <text:p text:style-name="P124">G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192</text:span></text:p>
          </table:table-cell>
          <table:table-cell table:style-name="Tableau9.A2" office:value-type="string">
            <text:p text:style-name="P126">192.168.<text:span text:style-name="T45">0</text:span>.<text:span text:style-name="T45">193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222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223</text:span></text:p>
          </table:table-cell>
        </table:table-row>
        <table:table-row table:style-name="Tableau9.1">
          <table:table-cell table:style-name="Tableau9.A2" office:value-type="string">
            <text:p text:style-name="P124">H</text:p>
          </table:table-cell>
          <table:table-cell table:style-name="Tableau9.A2" office:value-type="string">
            <text:p text:style-name="P125">30</text:p>
          </table:table-cell>
          <table:table-cell table:style-name="Tableau9.A2" office:value-type="string">
            <text:p text:style-name="P119">/<text:span text:style-name="T44">27</text:span></text:p>
          </table:table-cell>
          <table:table-cell table:style-name="Tableau9.A2" office:value-type="string">
            <text:p text:style-name="P126">255.255.255.224</text:p>
          </table:table-cell>
          <table:table-cell table:style-name="Tableau9.A2" office:value-type="string">
            <text:p text:style-name="P126">192.168.<text:span text:style-name="T45">0</text:span>.<text:span text:style-name="T45">224</text:span></text:p>
          </table:table-cell>
          <table:table-cell table:style-name="Tableau9.A2" office:value-type="string">
            <text:p text:style-name="P126">192.168.<text:span text:style-name="T45">0</text:span>.<text:span text:style-name="T45">225</text:span></text:p>
          </table:table-cell>
          <table:table-cell table:style-name="Tableau9.A2" office:value-type="string">
            <text:p text:style-name="P126">192.1<text:span text:style-name="T45">68</text:span>.<text:span text:style-name="T45">0</text:span>.<text:span text:style-name="T45">254</text:span></text:p>
          </table:table-cell>
          <table:table-cell table:style-name="Tableau9.H2" office:value-type="string">
            <text:p text:style-name="P126">192.1<text:span text:style-name="T45">68</text:span>.<text:span text:style-name="T45">0</text:span>.<text:span text:style-name="T45">255</text:span></text:p>
          </table:table-cell>
        </table:table-row>
      </table:table>
      <text:p text:style-name="P88"/>
      <text:p text:style-name="P86">Adresse du prochain réseau :<text:span text:style-name="T1"> </text:span><text:span text:style-name="T6">192</text:span>.<text:span text:style-name="T6">168</text:span>.<text:span text:style-name="T6">1</text:span>.<text:span text:style-name="T6">0</text:span></text:p>
      <text:p text:style-name="P113">Exercice <text:span text:style-name="T32">4</text:span> :</text:p>
      <text:p text:style-name="P111">Vous <text:span text:style-name="T62">utilisez actuellement un réseau de classe B 172.16.0.0 /16. Pour faire face à la croissance de votre société, vous devez prévoir un réseau disposant de 80000 adresses IP.</text:span><text:span text:style-name="T59"> Précisez le réseau et son masque,</text:span> ainsi que la première et la dernière adresse<text:span text:style-name="T60">s</text:span> IP addressables <text:span text:style-name="T63">ainsi que</text:span> l’adresse de broadcast.</text:p>
      <text:p text:style-name="P110"/>
      <text:p text:style-name="P88"><text:span text:style-name="T23">172</text:span><text:span text:style-name="T35">.</text:span><text:span text:style-name="T23">16</text:span><text:span text:style-name="T35">.</text:span><text:span text:style-name="T23">0</text:span><text:span text:style-name="T35">.</text:span><text:span text:style-name="T23">0</text:span><text:span text:style-name="T35"> /</text:span><text:span text:style-name="T23">16</text:span><text:span text:style-name="T20"><text:tab/></text:span><text:span text:style-name="T23">255.255.0.0</text:span></text:p>
      <text:p text:style-name="P90"><text:span text:style-name="T35">Avec le réseau actuel, on a 2^</text:span><text:span text:style-name="T23">16 </text:span><text:span text:style-name="T35">= <text:s/>soit </text:span><text:span text:style-name="T23">65536 –</text:span><text:span text:style-name="T35"> 2 = </text:span><text:span text:style-name="T23">65534</text:span><text:span text:style-name="T35"> machines.</text:span></text:p>
      <text:p text:style-name="P93"><text:span text:style-name="T33">Pas assez de machines, donc on doit réduire le nombre de 1, soit augmenter le nombre de zéros.</text:span></text:p>
      <text:p text:style-name="P88"/>
      <text:p text:style-name="P93">On doit ajouter un zéro dans le masque 2^<text:span text:style-name="T20">17</text:span> = <text:span text:style-name="T20">131072</text:span><text:span text:style-name="T33"> soit </text:span><text:span text:style-name="T20">131070</text:span><text:span text:style-name="T33"> machines.</text:span></text:p>
      <text:p text:style-name="P88"/>
      <text:p text:style-name="P88">Le masque devient :</text:p>
      <text:p text:style-name="P88">255.<text:span text:style-name="T7">11111110</text:span>.<text:span text:style-name="T7">00000000</text:span><text:span text:style-name="T19">.</text:span><text:span text:style-name="T7">00000000</text:span> soit 255.<text:span text:style-name="T1">25</text:span><text:span text:style-name="T7">4</text:span>.<text:span text:style-name="T7">0</text:span>.<text:span text:style-name="T7">0</text:span> /<text:span text:style-name="T7">15</text:span></text:p>
      <text:p text:style-name="P10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116">Réseau</text:p>
          </table:table-cell>
          <table:table-cell table:style-name="Tableau10.A1" office:value-type="string">
            <text:p text:style-name="P116">Nombre hôtes</text:p>
          </table:table-cell>
          <table:table-cell table:style-name="Tableau10.A1" office:value-type="string">
            <text:p text:style-name="P116">Longueur masque</text:p>
          </table:table-cell>
          <table:table-cell table:style-name="Tableau10.A1" office:value-type="string">
            <text:p text:style-name="P116">Masque</text:p>
          </table:table-cell>
          <table:table-cell table:style-name="Tableau10.A1" office:value-type="string">
            <text:p text:style-name="P116">Adresse réseau</text:p>
          </table:table-cell>
          <table:table-cell table:style-name="Tableau10.A1" office:value-type="string">
            <text:p text:style-name="P116">Première adresse</text:p>
          </table:table-cell>
          <table:table-cell table:style-name="Tableau10.A1" office:value-type="string">
            <text:p text:style-name="P116">Dernière adresse</text:p>
          </table:table-cell>
          <table:table-cell table:style-name="Tableau10.H1" office:value-type="string">
            <text:p text:style-name="P116">Adresse diffusion</text:p>
          </table:table-cell>
        </table:table-row>
        <table:table-row table:style-name="Tableau10.1">
          <table:table-cell table:style-name="Tableau10.A2" office:value-type="string">
            <text:p text:style-name="P127">A</text:p>
          </table:table-cell>
          <table:table-cell table:style-name="Tableau10.A2" office:value-type="string">
            <text:p text:style-name="P128">131070</text:p>
          </table:table-cell>
          <table:table-cell table:style-name="Tableau10.A2" office:value-type="string">
            <text:p text:style-name="P119">/<text:span text:style-name="T47">15</text:span></text:p>
          </table:table-cell>
          <table:table-cell table:style-name="Tableau10.A2" office:value-type="string">
            <text:p text:style-name="P128">255.254.0.0</text:p>
          </table:table-cell>
          <table:table-cell table:style-name="Tableau10.A2" office:value-type="string">
            <text:p text:style-name="P128">172.16.0.0</text:p>
          </table:table-cell>
          <table:table-cell table:style-name="Tableau10.A2" office:value-type="string">
            <text:p text:style-name="P128">172.16.0.1</text:p>
          </table:table-cell>
          <table:table-cell table:style-name="Tableau10.A2" office:value-type="string">
            <text:p text:style-name="P128">172.17.255.254</text:p>
          </table:table-cell>
          <table:table-cell table:style-name="Tableau10.H2" office:value-type="string">
            <text:p text:style-name="P128">172.17.255.255</text:p>
          </table:table-cell>
        </table:table-row>
      </table:table>
      <text:p text:style-name="P102"/>
      <text:p text:style-name="P94"><text:span text:style-name="T47">1</text:span>111 1111. 1111 1110. 0000 0000. 0000 0000<text:tab/><text:tab/>255.254.0.0 : Masque</text:p>
      <text:p text:style-name="P94"><text:span text:style-name="T47">1</text:span>010 1100. 0001 0001. 1111 1111. 1111 1111<text:tab/><text:tab/>172.17.255.255 : Broadcast</text:p>
      <text:p text:style-name="P102"/>
      <text:p text:style-name="P95"><text:span text:style-name="T47">1</text:span>010 1100. 0001 0000. 0000 0000. 0000 0000<text:span text:style-name="T30"><text:tab/><text:tab/></text:span>172.16.0.0</text:p>
      <text:p text:style-name="P95"><text:span text:style-name="T48">0000 0000. 0000 0010. 0000 0000. 0000 0000</text:span><text:span text:style-name="T49"><text:tab/></text:span><text:span text:style-name="T30"><text:tab/></text:span><text:span text:style-name="T50">+ <text:s text:c="2"/></text:span><text:span text:style-name="T51">131072</text:span></text:p>
      <text:p text:style-name="P95"><text:span text:style-name="T47">1</text:span>010 1100. 0001 0010. 0000 0000. 0000 0000<text:span text:style-name="T30"><text:tab/><text:tab/></text:span>172.18.0.0</text:p>
      <text:p text:style-name="P88"/>
      <text:p text:style-name="P86">Adresse du prochain réseau :<text:span text:style-name="T1"> </text:span><text:span text:style-name="T8">172</text:span><text:span text:style-name="T47">.</text:span><text:span text:style-name="T8">18</text:span><text:span text:style-name="T47">.</text:span><text:span text:style-name="T8">0</text:span><text:span text:style-name="T47">.</text:span><text:span text:style-name="T8">0</text:span></text:p>
      <text:p text:style-name="P113">Exercice <text:span text:style-name="T46">5</text:span> :</text:p>
      <text:p text:style-name="P111">Vous <text:span text:style-name="T62">utilisez actuellement un réseau de classe </text:span><text:span text:style-name="T63">C 192.168.100.0 /24. Vous devez subdiviser votre réseau en un réseau de 60 machines, puis un réseau de 30 machines et le reste en un réseau de 12 machines.</text:span></text:p>
      <text:p text:style-name="P111"><text:span text:style-name="T59">Précisez le</text:span><text:span text:style-name="T63">s</text:span><text:span text:style-name="T59"> réseau</text:span><text:span text:style-name="T63">x</text:span><text:span text:style-name="T59"> et masque</text:span><text:span text:style-name="T63">s</text:span><text:span text:style-name="T59">,</text:span> ainsi que la première et la dernière adresse<text:span text:style-name="T60">s</text:span> IP addressables <text:span text:style-name="T63">ainsi que</text:span> l’adresse de broadca<text:span text:style-name="T63">st des réseaux.</text:span></text:p>
      <text:p text:style-name="P110"/>
      <text:p text:style-name="P88"><text:span text:style-name="T24">192</text:span><text:span text:style-name="T33">.</text:span><text:span text:style-name="T24">168</text:span><text:span text:style-name="T33">.</text:span><text:span text:style-name="T24">100</text:span><text:span text:style-name="T33">.</text:span><text:span text:style-name="T24">0</text:span><text:span text:style-name="T20"> </text:span><text:span text:style-name="T33">/</text:span><text:span text:style-name="T36">24</text:span><text:span text:style-name="T20"><text:tab/></text:span><text:span text:style-name="T24">255</text:span><text:span text:style-name="T36">.</text:span><text:span text:style-name="T24">255</text:span><text:span text:style-name="T36">.</text:span><text:span text:style-name="T24">255</text:span><text:span text:style-name="T36">.</text:span><text:span text:style-name="T24">0</text:span></text:p>
      <text:p text:style-name="P90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103">8<text:span text:style-name="T31"> étant le nombre de zéros dans le masque.</text:span></text:p>
      <text:p text:style-name="P88"/>
      <text:p text:style-name="P96">Un réseau A de 60 machines <text:tab/>→ <text:tab/>2^<text:span text:style-name="T1">6</text:span> = <text:span text:style-name="T1">64 </text:span>soit <text:span text:style-name="T1">64 </text:span>- 2 = <text:span text:style-name="T1">62 </text:span>machines <text:tab/>→ <text:tab/>255.255.255.<text:span text:style-name="T10">192</text:span><text:span text:style-name="T1"> </text:span>/<text:span text:style-name="T10">26</text:span></text:p>
      <text:p text:style-name="P96">Un réseau B de 30 machines <text:tab/>→ <text:tab/>2^<text:span text:style-name="T1">5</text:span> = <text:span text:style-name="T1">32</text:span> soit <text:span text:style-name="T1">32</text:span> - 2 = <text:span text:style-name="T1">30</text:span> machines <text:tab/>→ <text:tab/>255.255.255.<text:span text:style-name="T10">224</text:span> /<text:span text:style-name="T10">27</text:span></text:p>
      <text:p text:style-name="P96"><text:span text:style-name="T57">R</text:span><text:span text:style-name="T56">ésaux suivants</text:span> de 12 machines <text:tab/>→ <text:tab/>2^<text:span text:style-name="T1">4</text:span> = <text:span text:style-name="T1">16</text:span> soit <text:span text:style-name="T1">16</text:span> - 2 = <text:span text:style-name="T1">14</text:span> machines <text:tab/>→ <text:tab/>255.255.255.<text:span text:style-name="T10">240</text:span> /<text:span text:style-name="T10">28</text:span></text:p>
      <text:p text:style-name="P10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116">Réseau</text:p>
          </table:table-cell>
          <table:table-cell table:style-name="Tableau11.A1" office:value-type="string">
            <text:p text:style-name="P116">Nombre hôtes</text:p>
          </table:table-cell>
          <table:table-cell table:style-name="Tableau11.A1" office:value-type="string">
            <text:p text:style-name="P116">Longueur masque</text:p>
          </table:table-cell>
          <table:table-cell table:style-name="Tableau11.A1" office:value-type="string">
            <text:p text:style-name="P116">Masque</text:p>
          </table:table-cell>
          <table:table-cell table:style-name="Tableau11.A1" office:value-type="string">
            <text:p text:style-name="P116">Adresse réseau</text:p>
          </table:table-cell>
          <table:table-cell table:style-name="Tableau11.A1" office:value-type="string">
            <text:p text:style-name="P116">Première adresse</text:p>
          </table:table-cell>
          <table:table-cell table:style-name="Tableau11.A1" office:value-type="string">
            <text:p text:style-name="P116">Dernière adresse</text:p>
          </table:table-cell>
          <table:table-cell table:style-name="Tableau11.H1" office:value-type="string">
            <text:p text:style-name="P116">Adresse diffusion</text:p>
          </table:table-cell>
        </table:table-row>
        <table:table-row table:style-name="Tableau11.1">
          <table:table-cell table:style-name="Tableau11.A2" office:value-type="string">
            <text:p text:style-name="P129">A</text:p>
          </table:table-cell>
          <table:table-cell table:style-name="Tableau11.A2" office:value-type="string">
            <text:p text:style-name="P129">62</text:p>
          </table:table-cell>
          <table:table-cell table:style-name="Tableau11.A2" office:value-type="string">
            <text:p text:style-name="P119">/<text:span text:style-name="T53">26</text:span></text:p>
          </table:table-cell>
          <table:table-cell table:style-name="Tableau11.A2" office:value-type="string">
            <text:p text:style-name="P129">255.255.255.<text:span text:style-name="T53">192</text:span></text:p>
          </table:table-cell>
          <table:table-cell table:style-name="Tableau11.A2" office:value-type="string">
            <text:p text:style-name="P129">192.168.100.0</text:p>
          </table:table-cell>
          <table:table-cell table:style-name="Tableau11.A2" office:value-type="string">
            <text:p text:style-name="P129">192.168.100.1</text:p>
          </table:table-cell>
          <table:table-cell table:style-name="Tableau11.A2" office:value-type="string">
            <text:p text:style-name="P129">192.168.100.62</text:p>
          </table:table-cell>
          <table:table-cell table:style-name="Tableau11.H2" office:value-type="string">
            <text:p text:style-name="P129">192.168.100.63</text:p>
          </table:table-cell>
        </table:table-row>
        <table:table-row table:style-name="Tableau11.1">
          <table:table-cell table:style-name="Tableau11.A2" office:value-type="string">
            <text:p text:style-name="P129">B</text:p>
          </table:table-cell>
          <table:table-cell table:style-name="Tableau11.A2" office:value-type="string">
            <text:p text:style-name="P129">30</text:p>
          </table:table-cell>
          <table:table-cell table:style-name="Tableau11.A2" office:value-type="string">
            <text:p text:style-name="P119">/<text:span text:style-name="T53">27</text:span></text:p>
          </table:table-cell>
          <table:table-cell table:style-name="Tableau11.A2" office:value-type="string">
            <text:p text:style-name="P129">255.255.255.<text:span text:style-name="T53">224</text:span></text:p>
          </table:table-cell>
          <table:table-cell table:style-name="Tableau11.A2" office:value-type="string">
            <text:p text:style-name="P129">192.168.100.64</text:p>
          </table:table-cell>
          <table:table-cell table:style-name="Tableau11.A2" office:value-type="string">
            <text:p text:style-name="P129">192.168.100.65</text:p>
          </table:table-cell>
          <table:table-cell table:style-name="Tableau11.A2" office:value-type="string">
            <text:p text:style-name="P129">192.168.100.94</text:p>
          </table:table-cell>
          <table:table-cell table:style-name="Tableau11.H2" office:value-type="string">
            <text:p text:style-name="P129">192.168.100.95</text:p>
          </table:table-cell>
        </table:table-row>
        <table:table-row table:style-name="Tableau11.1">
          <table:table-cell table:style-name="Tableau11.A2" office:value-type="string">
            <text:p text:style-name="P129">C</text:p>
          </table:table-cell>
          <table:table-cell table:style-name="Tableau11.A2" office:value-type="string">
            <text:p text:style-name="P129">14</text:p>
          </table:table-cell>
          <table:table-cell table:style-name="Tableau11.A2" office:value-type="string">
            <text:p text:style-name="P119">/<text:span text:style-name="T53">28</text:span></text:p>
          </table:table-cell>
          <table:table-cell table:style-name="Tableau11.A2" office:value-type="string">
            <text:p text:style-name="P129">255.255.255.<text:span text:style-name="T53">240</text:span></text:p>
          </table:table-cell>
          <table:table-cell table:style-name="Tableau11.A2" office:value-type="string">
            <text:p text:style-name="P129">192.168.100.96</text:p>
          </table:table-cell>
          <table:table-cell table:style-name="Tableau11.A2" office:value-type="string">
            <text:p text:style-name="P129">192.168.100.97</text:p>
          </table:table-cell>
          <table:table-cell table:style-name="Tableau11.A2" office:value-type="string">
            <text:p text:style-name="P129">192.168.100.<text:span text:style-name="T52">110</text:span></text:p>
          </table:table-cell>
          <table:table-cell table:style-name="Tableau11.H2" office:value-type="string">
            <text:p text:style-name="P129">192.168.100.1<text:span text:style-name="T52">11</text:span></text:p>
          </table:table-cell>
        </table:table-row>
        <table:table-row table:style-name="Tableau11.1">
          <table:table-cell table:style-name="Tableau11.A2" office:value-type="string">
            <text:p text:style-name="P130">D</text:p>
          </table:table-cell>
          <table:table-cell table:style-name="Tableau11.A2" office:value-type="string">
            <text:p text:style-name="P129">14</text:p>
          </table:table-cell>
          <table:table-cell table:style-name="Tableau11.A2" office:value-type="string">
            <text:p text:style-name="P119">/<text:span text:style-name="T53">28</text:span></text:p>
          </table:table-cell>
          <table:table-cell table:style-name="Tableau11.A2" office:value-type="string">
            <text:p text:style-name="P129">255.255.255.<text:span text:style-name="T53">240</text:span></text:p>
          </table:table-cell>
          <table:table-cell table:style-name="Tableau11.A2" office:value-type="string">
            <text:p text:style-name="P129">192.168.100.<text:span text:style-name="T55">112</text:span></text:p>
          </table:table-cell>
          <table:table-cell table:style-name="Tableau11.A2" office:value-type="string">
            <text:p text:style-name="P129">192.168.100.<text:span text:style-name="T55">113</text:span></text:p>
          </table:table-cell>
          <table:table-cell table:style-name="Tableau11.A2" office:value-type="string">
            <text:p text:style-name="P129">192.168.100.<text:span text:style-name="T52">1</text:span><text:span text:style-name="T55">26</text:span></text:p>
          </table:table-cell>
          <table:table-cell table:style-name="Tableau11.H2" office:value-type="string">
            <text:p text:style-name="P129">192.168.100.1<text:span text:style-name="T55">27</text:span></text:p>
          </table:table-cell>
        </table:table-row>
      </table:table>
      <text:p text:style-name="P99">ETC…</text:p>
      <text:p text:style-name="P99"/>
      <text:p text:style-name="P86">Adresse du prochain réseau :<text:span text:style-name="T1"> </text:span><text:span text:style-name="T9">192</text:span>.<text:span text:style-name="T9">168</text:span>.<text:span text:style-name="T9">100</text:span>.<text:span text:style-name="T9">1</text:span><text:span text:style-name="T11">28</text:span></text:p>
      <text:p text:style-name="P113">Exercice <text:span text:style-name="T46">6</text:span> :</text:p>
      <text:p text:style-name="P111">Vous <text:span text:style-name="T62">utilisez actuellement un réseau de classe </text:span><text:span text:style-name="T63">C 192.168.</text:span><text:span text:style-name="T64">2</text:span><text:span text:style-name="T63">00.0. </text:span><text:span text:style-name="T64">Vous souhaitez pouvoir adresser 1100 machines. Calculez le masque adéquat, p</text:span><text:span text:style-name="T59">récisez </text:span>la première et la dernière adresse<text:span text:style-name="T60">s</text:span> IP addressables <text:span text:style-name="T63">ainsi que</text:span> l’adresse de broadca<text:span text:style-name="T63">st des réseaux.</text:span></text:p>
      <text:p text:style-name="P110"/>
      <text:p text:style-name="P88"><text:span text:style-name="T25">192</text:span><text:span text:style-name="T20">.</text:span><text:span text:style-name="T25">168</text:span><text:span text:style-name="T20">.</text:span><text:span text:style-name="T25">200</text:span><text:span text:style-name="T20">.</text:span><text:span text:style-name="T25">0 </text:span><text:span text:style-name="T37">/</text:span><text:span text:style-name="T26">24<text:tab/><text:tab/>255.255.255.0</text:span></text:p>
      <text:p text:style-name="P90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100"><text:span text:style-name="T36">O</text:span><text:span text:style-name="T33">n doit adresser 1100 machines.</text:span></text:p>
      <text:p text:style-name="P88"/>
      <text:p text:style-name="P100">Pas assez de machines, donc on doit réduire le nombre de 1 pour augmenter le nombre de zéros.</text:p>
      <text:p text:style-name="P100">On doit ajouter des zéros dans le masque 2^<text:span text:style-name="T20">11</text:span> = <text:span text:style-name="T20">2048</text:span> soit <text:span text:style-name="T20">2048</text:span> – 2 = <text:span text:style-name="T20">2046 </text:span><text:span text:style-name="T33">machines</text:span></text:p>
      <text:p text:style-name="P103"><text:span text:style-name="T38">11</text:span><text:span text:style-name="T40"> étant le nombre de zéros dans le masque.</text:span></text:p>
      <text:p text:style-name="P88"/>
      <text:p text:style-name="P88">Le masque devient :</text:p>
      <text:p text:style-name="P88">255.255.<text:span text:style-name="T12">11111000</text:span><text:span text:style-name="T19">.</text:span><text:span text:style-name="T12">00000000 </text:span>soit 255.255.<text:span text:style-name="T12">248</text:span>.<text:span text:style-name="T12">0</text:span> /<text:span text:style-name="T12">21</text:span></text:p>
      <text:p text:style-name="P8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116">Réseau</text:p>
          </table:table-cell>
          <table:table-cell table:style-name="Tableau12.A1" office:value-type="string">
            <text:p text:style-name="P116">Nombre hôtes</text:p>
          </table:table-cell>
          <table:table-cell table:style-name="Tableau12.A1" office:value-type="string">
            <text:p text:style-name="P116">Longueur masque</text:p>
          </table:table-cell>
          <table:table-cell table:style-name="Tableau12.A1" office:value-type="string">
            <text:p text:style-name="P116">Masque</text:p>
          </table:table-cell>
          <table:table-cell table:style-name="Tableau12.A1" office:value-type="string">
            <text:p text:style-name="P116">Adresse réseau</text:p>
          </table:table-cell>
          <table:table-cell table:style-name="Tableau12.A1" office:value-type="string">
            <text:p text:style-name="P116">Première adresse</text:p>
          </table:table-cell>
          <table:table-cell table:style-name="Tableau12.A1" office:value-type="string">
            <text:p text:style-name="P116">Dernière adresse</text:p>
          </table:table-cell>
          <table:table-cell table:style-name="Tableau12.H1" office:value-type="string">
            <text:p text:style-name="P116">Adresse diffusion</text:p>
          </table:table-cell>
        </table:table-row>
        <table:table-row table:style-name="Tableau12.1">
          <table:table-cell table:style-name="Tableau12.A2" office:value-type="string">
            <text:p text:style-name="P131">A</text:p>
          </table:table-cell>
          <table:table-cell table:style-name="Tableau12.A2" office:value-type="string">
            <text:p text:style-name="P131">2046</text:p>
          </table:table-cell>
          <table:table-cell table:style-name="Tableau12.A2" office:value-type="string">
            <text:p text:style-name="P119">/<text:span text:style-name="T58">21</text:span></text:p>
          </table:table-cell>
          <table:table-cell table:style-name="Tableau12.A2" office:value-type="string">
            <text:p text:style-name="P133">255.255.248.0</text:p>
          </table:table-cell>
          <table:table-cell table:style-name="Tableau12.A2" office:value-type="string">
            <text:p text:style-name="P135">192.168.200.0</text:p>
          </table:table-cell>
          <table:table-cell table:style-name="Tableau12.A2" office:value-type="string">
            <text:p text:style-name="P135">192.168.200.<text:span text:style-name="T58">1</text:span></text:p>
          </table:table-cell>
          <table:table-cell table:style-name="Tableau12.A2" office:value-type="string">
            <text:p text:style-name="P135">192.168.20<text:span text:style-name="T58">7.254</text:span></text:p>
          </table:table-cell>
          <table:table-cell table:style-name="Tableau12.H2" office:value-type="string">
            <text:p text:style-name="P135">192.168.20<text:span text:style-name="T58">7.255</text:span></text:p>
          </table:table-cell>
        </table:table-row>
      </table:table>
      <text:p text:style-name="P88"/>
      <text:p text:style-name="P86">Adresse du prochain réseau : <text:span text:style-name="T13">192</text:span><text:span text:style-name="T54">.</text:span><text:span text:style-name="T13">168</text:span><text:span text:style-name="T54">.</text:span><text:span text:style-name="T13">20</text:span><text:span text:style-name="T14">8</text:span><text:span text:style-name="T58">.</text:span><text:span text:style-name="T14">0</text:span></text:p>
      <text:p text:style-name="P113">Exercice <text:span text:style-name="T65">en cours </text:span><text:span text:style-name="T67">2</text:span> :</text:p>
      <text:p text:style-name="P88"><text:span text:style-name="T25">192</text:span><text:span text:style-name="T20">.</text:span><text:span text:style-name="T25">168</text:span><text:span text:style-name="T20">.</text:span><text:span text:style-name="T27">1</text:span><text:span text:style-name="T20">.</text:span><text:span text:style-name="T25">0 </text:span><text:span text:style-name="T37">/</text:span><text:span text:style-name="T26">24<text:tab/><text:tab/>255.255.255.0</text:span></text:p>
      <text:p text:style-name="P90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103">8<text:span text:style-name="T31"> étant le nombre de zéros dans le masque.</text:span></text:p>
      <text:p text:style-name="P88"/>
      <text:p text:style-name="P96">Un réseau A de <text:span text:style-name="T67">30</text:span> machines <text:tab/>→ <text:tab/>2^<text:span text:style-name="T17">5</text:span> = <text:span text:style-name="T67">32</text:span><text:span text:style-name="T1"> </text:span>soit <text:span text:style-name="T17">32</text:span><text:span text:style-name="T1"> </text:span>- 2 = <text:span text:style-name="T17">30</text:span><text:span text:style-name="T1"> </text:span>machines <text:tab/>→ <text:tab/>255.255.255.<text:span text:style-name="T17">224</text:span><text:span text:style-name="T1"> </text:span>/<text:span text:style-name="T10">2</text:span><text:span text:style-name="T17">7</text:span></text:p>
      <text:p text:style-name="P96">Un réseau B de <text:span text:style-name="T67">10</text:span> machines <text:tab/>→ <text:tab/>2^<text:span text:style-name="T17">4</text:span> = <text:span text:style-name="T17">16</text:span> soit <text:span text:style-name="T17">16</text:span> - 2 = <text:span text:style-name="T17">14</text:span> machines <text:tab/>→ <text:tab/>255.255.255.<text:span text:style-name="T10">2</text:span><text:span text:style-name="T17">40</text:span> /<text:span text:style-name="T10">2</text:span><text:span text:style-name="T17">8</text:span></text:p>
      <text:p text:style-name="P96"><text:span text:style-name="T53">Un réseau </text:span><text:span text:style-name="T65">C</text:span><text:span text:style-name="T53"> de </text:span><text:span text:style-name="T67">5</text:span><text:span text:style-name="T53"> machines <text:tab/>→ <text:tab/>2^</text:span><text:span text:style-name="T17">3</text:span><text:span text:style-name="T53"> = </text:span><text:span text:style-name="T17">8</text:span><text:span text:style-name="T53"> soit </text:span><text:span text:style-name="T17">8</text:span><text:span text:style-name="T53"> - 2 = </text:span><text:span text:style-name="T17">6</text:span><text:span text:style-name="T53"> machines <text:tab/>→ <text:tab/>255.255.255.</text:span><text:span text:style-name="T10">2</text:span><text:span text:style-name="T15">4</text:span><text:span text:style-name="T17">8</text:span><text:span text:style-name="T53"> /</text:span><text:span text:style-name="T10">2</text:span><text:span text:style-name="T17">9</text:span></text:p>
      <text:p text:style-name="P8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116">Réseau</text:p>
          </table:table-cell>
          <table:table-cell table:style-name="Tableau13.A1" office:value-type="string">
            <text:p text:style-name="P116">Nombre hôtes</text:p>
          </table:table-cell>
          <table:table-cell table:style-name="Tableau13.A1" office:value-type="string">
            <text:p text:style-name="P116">Longueur masque</text:p>
          </table:table-cell>
          <table:table-cell table:style-name="Tableau13.A1" office:value-type="string">
            <text:p text:style-name="P116">Masque</text:p>
          </table:table-cell>
          <table:table-cell table:style-name="Tableau13.A1" office:value-type="string">
            <text:p text:style-name="P116">Adresse réseau</text:p>
          </table:table-cell>
          <table:table-cell table:style-name="Tableau13.A1" office:value-type="string">
            <text:p text:style-name="P116">Première adresse</text:p>
          </table:table-cell>
          <table:table-cell table:style-name="Tableau13.A1" office:value-type="string">
            <text:p text:style-name="P116">Dernière adresse</text:p>
          </table:table-cell>
          <table:table-cell table:style-name="Tableau13.H1" office:value-type="string">
            <text:p text:style-name="P116">Adresse diffusion</text:p>
          </table:table-cell>
        </table:table-row>
        <table:table-row table:style-name="Tableau13.1">
          <table:table-cell table:style-name="Tableau13.A2" office:value-type="string">
            <text:p text:style-name="P131">A</text:p>
          </table:table-cell>
          <table:table-cell table:style-name="Tableau13.A2" office:value-type="string">
            <text:p text:style-name="P138">30</text:p>
          </table:table-cell>
          <table:table-cell table:style-name="Tableau13.A2" office:value-type="string">
            <text:p text:style-name="P119">/<text:span text:style-name="T58">2</text:span><text:span text:style-name="T67">7</text:span></text:p>
          </table:table-cell>
          <table:table-cell table:style-name="Tableau13.A2" office:value-type="string">
            <text:p text:style-name="P133">255.255.2<text:span text:style-name="T65">55</text:span>.<text:span text:style-name="T67">224</text:span></text:p>
          </table:table-cell>
          <table:table-cell table:style-name="Tableau13.A2" office:value-type="string">
            <text:p text:style-name="P135">192.168.<text:span text:style-name="T65">1</text:span>.0</text:p>
          </table:table-cell>
          <table:table-cell table:style-name="Tableau13.A2" office:value-type="string">
            <text:p text:style-name="P135">192.168.<text:span text:style-name="T65">1</text:span>.<text:span text:style-name="T58">1</text:span></text:p>
          </table:table-cell>
          <table:table-cell table:style-name="Tableau13.A2" office:value-type="string">
            <text:p text:style-name="P135">192.168.<text:span text:style-name="T65">1</text:span><text:span text:style-name="T58">.</text:span><text:span text:style-name="T67">30</text:span></text:p>
          </table:table-cell>
          <table:table-cell table:style-name="Tableau13.H2" office:value-type="string">
            <text:p text:style-name="P135">192.168.20<text:span text:style-name="T58">7.</text:span><text:span text:style-name="T67">31</text:span></text:p>
          </table:table-cell>
        </table:table-row>
        <table:table-row table:style-name="Tableau13.1">
          <table:table-cell table:style-name="Tableau13.A2" office:value-type="string">
            <text:p text:style-name="P137">B</text:p>
          </table:table-cell>
          <table:table-cell table:style-name="Tableau13.A2" office:value-type="string">
            <text:p text:style-name="P138">14</text:p>
          </table:table-cell>
          <table:table-cell table:style-name="Tableau13.A2" office:value-type="string">
            <text:p text:style-name="P119">/<text:span text:style-name="T65">2</text:span><text:span text:style-name="T67">8</text:span></text:p>
          </table:table-cell>
          <table:table-cell table:style-name="Tableau13.A2" office:value-type="string">
            <text:p text:style-name="P133">255.255.2<text:span text:style-name="T65">55</text:span>.<text:span text:style-name="T65">2</text:span><text:span text:style-name="T67">40</text:span></text:p>
          </table:table-cell>
          <table:table-cell table:style-name="Tableau13.A2" office:value-type="string">
            <text:p text:style-name="P135">192.168.<text:span text:style-name="T65">1</text:span>.<text:span text:style-name="T67">32</text:span></text:p>
          </table:table-cell>
          <table:table-cell table:style-name="Tableau13.A2" office:value-type="string">
            <text:p text:style-name="P135">192.168.<text:span text:style-name="T65">1</text:span>.<text:span text:style-name="T67">33</text:span></text:p>
          </table:table-cell>
          <table:table-cell table:style-name="Tableau13.A2" office:value-type="string">
            <text:p text:style-name="P135">192.168.<text:span text:style-name="T65">1</text:span>.<text:span text:style-name="T67">46</text:span></text:p>
          </table:table-cell>
          <table:table-cell table:style-name="Tableau13.H2" office:value-type="string">
            <text:p text:style-name="P135">192.168.<text:span text:style-name="T65">1</text:span>.<text:span text:style-name="T67">47</text:span></text:p>
          </table:table-cell>
        </table:table-row>
        <table:table-row table:style-name="Tableau13.1">
          <table:table-cell table:style-name="Tableau13.A2" office:value-type="string">
            <text:p text:style-name="P137">C</text:p>
          </table:table-cell>
          <table:table-cell table:style-name="Tableau13.A2" office:value-type="string">
            <text:p text:style-name="P138">6</text:p>
          </table:table-cell>
          <table:table-cell table:style-name="Tableau13.A2" office:value-type="string">
            <text:p text:style-name="P119">/<text:span text:style-name="T65">2</text:span><text:span text:style-name="T67">9</text:span></text:p>
          </table:table-cell>
          <table:table-cell table:style-name="Tableau13.A2" office:value-type="string">
            <text:p text:style-name="P133">255.255.2<text:span text:style-name="T65">55</text:span>.<text:span text:style-name="T65">24</text:span><text:span text:style-name="T67">8</text:span></text:p>
          </table:table-cell>
          <table:table-cell table:style-name="Tableau13.A2" office:value-type="string">
            <text:p text:style-name="P135">192.168.<text:span text:style-name="T65">1</text:span>.<text:span text:style-name="T67">48</text:span></text:p>
          </table:table-cell>
          <table:table-cell table:style-name="Tableau13.A2" office:value-type="string">
            <text:p text:style-name="P135">192.168.<text:span text:style-name="T65">1</text:span>.<text:span text:style-name="T67">49</text:span></text:p>
          </table:table-cell>
          <table:table-cell table:style-name="Tableau13.A2" office:value-type="string">
            <text:p text:style-name="P135">192.168.<text:span text:style-name="T65">1</text:span>.<text:span text:style-name="T67">54</text:span></text:p>
          </table:table-cell>
          <table:table-cell table:style-name="Tableau13.H2" office:value-type="string">
            <text:p text:style-name="P135">192.168.<text:span text:style-name="T65">1</text:span>.<text:span text:style-name="T67">55</text:span></text:p>
          </table:table-cell>
        </table:table-row>
      </table:table>
      <text:p text:style-name="P88"/>
      <text:p text:style-name="P86"><text:span text:style-name="T14">Adresse du prochain réseau : </text:span><text:span text:style-name="T13">192.168.</text:span><text:span text:style-name="T15">1</text:span><text:span text:style-name="T14">.</text:span><text:span text:style-name="T17">56</text:span></text:p>
      <text:p text:style-name="P114">Ex<text:span text:style-name="T68">amen blanc PT</text:span> :</text:p>
      <text:p text:style-name="P89"><text:span text:style-name="T25">192</text:span><text:span text:style-name="T20">.</text:span><text:span text:style-name="T25">168</text:span><text:span text:style-name="T20">.</text:span><text:span text:style-name="T27">1</text:span><text:span text:style-name="T20">.</text:span><text:span text:style-name="T25">0 </text:span><text:span text:style-name="T37">/</text:span><text:span text:style-name="T26">24<text:tab/><text:tab/>255.255.255.0</text:span></text:p>
      <text:p text:style-name="P91"><text:span text:style-name="T36">Avec ce masque, on a 2^</text:span><text:span text:style-name="T24">8</text:span><text:span text:style-name="T36"> = </text:span><text:span text:style-name="T24">256</text:span><text:span text:style-name="T36"> soit </text:span><text:span text:style-name="T24">256 –</text:span><text:span text:style-name="T36"> 2 = </text:span><text:span text:style-name="T24">254</text:span><text:span text:style-name="T36"> machines.</text:span></text:p>
      <text:p text:style-name="P104">8<text:span text:style-name="T31"> étant le nombre de zéros dans le masque.</text:span></text:p>
      <text:p text:style-name="P89"/>
      <text:p text:style-name="P97">Un réseau A de <text:span text:style-name="T67">30</text:span> machines <text:tab/>→ <text:tab/>2^<text:span text:style-name="T17">5</text:span> = <text:span text:style-name="T67">32</text:span><text:span text:style-name="T1"> </text:span>soit <text:span text:style-name="T17">32</text:span><text:span text:style-name="T1"> </text:span>- 2 = <text:span text:style-name="T17">30</text:span><text:span text:style-name="T1"> </text:span>machines <text:tab/>→ <text:tab/>255.255.255.<text:span text:style-name="T17">224</text:span><text:span text:style-name="T1"> </text:span>/<text:span text:style-name="T10">2</text:span><text:span text:style-name="T17">7</text:span></text:p>
      <text:p text:style-name="P97">Un réseau B de <text:span text:style-name="T67">10</text:span> machines <text:tab/>→ <text:tab/>2^<text:span text:style-name="T17">4</text:span> = <text:span text:style-name="T17">16</text:span> soit <text:span text:style-name="T17">16</text:span> - 2 = <text:span text:style-name="T17">14</text:span> machines <text:tab/>→ <text:tab/>255.255.255.<text:span text:style-name="T10">2</text:span><text:span text:style-name="T17">40</text:span> /<text:span text:style-name="T10">2</text:span><text:span text:style-name="T17">8</text:span></text:p>
      <text:p text:style-name="P97"><text:span text:style-name="T53">Un réseau </text:span><text:span text:style-name="T65">C</text:span><text:span text:style-name="T53"> de </text:span><text:span text:style-name="T67">5</text:span><text:span text:style-name="T53"> machines <text:tab/>→ <text:tab/>2^</text:span><text:span text:style-name="T17">3</text:span><text:span text:style-name="T53"> = </text:span><text:span text:style-name="T17">8</text:span><text:span text:style-name="T53"> soit </text:span><text:span text:style-name="T17">8</text:span><text:span text:style-name="T53"> - 2 = </text:span><text:span text:style-name="T17">6</text:span><text:span text:style-name="T53"> machines <text:tab/>→ <text:tab/>255.255.255.</text:span><text:span text:style-name="T10">2</text:span><text:span text:style-name="T15">4</text:span><text:span text:style-name="T17">8</text:span><text:span text:style-name="T53"> /</text:span><text:span text:style-name="T10">2</text:span><text:span text:style-name="T17">9</text:span></text:p>
      <text:p text:style-name="P98">Un réseau <text:span text:style-name="T69">D</text:span> de <text:span text:style-name="T67">30</text:span> machines <text:tab/>→ <text:tab/>2^<text:span text:style-name="T17">5</text:span> = <text:span text:style-name="T67">32</text:span><text:span text:style-name="T1"> </text:span>soit <text:span text:style-name="T17">32</text:span><text:span text:style-name="T1"> </text:span>- 2 = <text:span text:style-name="T17">30</text:span><text:span text:style-name="T1"> </text:span>machines <text:tab/>→ <text:tab/>255.255.255.<text:span text:style-name="T17">224</text:span><text:span text:style-name="T1"> </text:span>/<text:span text:style-name="T10">2</text:span><text:span text:style-name="T17">7</text:span></text:p>
      <text:p text:style-name="P98">Un réseau <text:span text:style-name="T69">E</text:span> de <text:span text:style-name="T67">10</text:span> machines <text:tab/>→ <text:tab/>2^<text:span text:style-name="T17">4</text:span> = <text:span text:style-name="T17">16</text:span> soit <text:span text:style-name="T17">16</text:span> - 2 = <text:span text:style-name="T17">14</text:span> machines <text:tab/>→ <text:tab/>255.255.255.<text:span text:style-name="T10">2</text:span><text:span text:style-name="T17">40</text:span> /<text:span text:style-name="T10">2</text:span><text:span text:style-name="T17">8</text:span></text:p>
      <text:p text:style-name="P98"><text:span text:style-name="T53">Un réseau </text:span><text:span text:style-name="T69">F</text:span><text:span text:style-name="T53"> de </text:span><text:span text:style-name="T67">5</text:span><text:span text:style-name="T53"> machines <text:tab/>→ <text:tab/>2^</text:span><text:span text:style-name="T67">3</text:span><text:span text:style-name="T53"> = </text:span><text:span text:style-name="T67">8</text:span><text:span text:style-name="T53"> soit </text:span><text:span text:style-name="T67">8</text:span><text:span text:style-name="T53"> - 2 = </text:span><text:span text:style-name="T67">6</text:span><text:span text:style-name="T53"> machines <text:tab/>→ <text:tab/>255.255.255.2</text:span><text:span text:style-name="T65">4</text:span><text:span text:style-name="T67">8</text:span><text:span text:style-name="T53"> /2</text:span><text:span text:style-name="T67">9</text:span></text:p>
      <text:p text:style-name="P89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column table:style-name="Tableau14.G"/>
        <table:table-column table:style-name="Tableau14.H"/>
        <table:table-row table:style-name="Tableau14.1">
          <table:table-cell table:style-name="Tableau14.A1" office:value-type="string">
            <text:p text:style-name="P117">Réseau</text:p>
          </table:table-cell>
          <table:table-cell table:style-name="Tableau14.A1" office:value-type="string">
            <text:p text:style-name="P117">Nombre hôtes</text:p>
          </table:table-cell>
          <table:table-cell table:style-name="Tableau14.A1" office:value-type="string">
            <text:p text:style-name="P117">Longueur masque</text:p>
          </table:table-cell>
          <table:table-cell table:style-name="Tableau14.A1" office:value-type="string">
            <text:p text:style-name="P117">Masque</text:p>
          </table:table-cell>
          <table:table-cell table:style-name="Tableau14.A1" office:value-type="string">
            <text:p text:style-name="P117">Adresse réseau</text:p>
          </table:table-cell>
          <table:table-cell table:style-name="Tableau14.A1" office:value-type="string">
            <text:p text:style-name="P117">Première adresse</text:p>
          </table:table-cell>
          <table:table-cell table:style-name="Tableau14.A1" office:value-type="string">
            <text:p text:style-name="P117">Dernière adresse</text:p>
          </table:table-cell>
          <table:table-cell table:style-name="Tableau14.H1" office:value-type="string">
            <text:p text:style-name="P117">Adresse diffusion</text:p>
          </table:table-cell>
        </table:table-row>
        <table:table-row table:style-name="Tableau14.1">
          <table:table-cell table:style-name="Tableau14.A2" office:value-type="string">
            <text:p text:style-name="P132">A</text:p>
          </table:table-cell>
          <table:table-cell table:style-name="Tableau14.A2" office:value-type="string">
            <text:p text:style-name="P139">30</text:p>
          </table:table-cell>
          <table:table-cell table:style-name="Tableau14.A2" office:value-type="string">
            <text:p text:style-name="P120">/<text:span text:style-name="T58">2</text:span><text:span text:style-name="T67">7</text:span></text:p>
          </table:table-cell>
          <table:table-cell table:style-name="Tableau14.A2" office:value-type="string">
            <text:p text:style-name="P134">255.255.2<text:span text:style-name="T65">55</text:span>.<text:span text:style-name="T67">224</text:span></text:p>
          </table:table-cell>
          <table:table-cell table:style-name="Tableau14.A2" office:value-type="string">
            <text:p text:style-name="P136">192.168.<text:span text:style-name="T65">1</text:span>.0</text:p>
          </table:table-cell>
          <table:table-cell table:style-name="Tableau14.A2" office:value-type="string">
            <text:p text:style-name="P136">192.168.<text:span text:style-name="T65">1</text:span>.<text:span text:style-name="T58">1</text:span></text:p>
          </table:table-cell>
          <table:table-cell table:style-name="Tableau14.A2" office:value-type="string">
            <text:p text:style-name="P136">192.168.<text:span text:style-name="T65">1</text:span><text:span text:style-name="T58">.</text:span><text:span text:style-name="T67">30</text:span></text:p>
          </table:table-cell>
          <table:table-cell table:style-name="Tableau14.H2" office:value-type="string">
            <text:p text:style-name="P136">192.168.20<text:span text:style-name="T58">7.</text:span><text:span text:style-name="T67">31</text:span></text:p>
          </table:table-cell>
        </table:table-row>
        <table:table-row table:style-name="Tableau14.1">
          <table:table-cell table:style-name="Tableau14.A2" office:value-type="string">
            <text:p text:style-name="P140">B</text:p>
          </table:table-cell>
          <table:table-cell table:style-name="Tableau14.A2" office:value-type="string">
            <text:p text:style-name="P139">30</text:p>
          </table:table-cell>
          <table:table-cell table:style-name="Tableau14.A2" office:value-type="string">
            <text:p text:style-name="P120">/<text:span text:style-name="T58">2</text:span><text:span text:style-name="T67">7</text:span></text:p>
          </table:table-cell>
          <table:table-cell table:style-name="Tableau14.A2" office:value-type="string">
            <text:p text:style-name="P134">255.255.2<text:span text:style-name="T65">55</text:span>.<text:span text:style-name="T67">224</text:span></text:p>
          </table:table-cell>
          <table:table-cell table:style-name="Tableau14.A2" office:value-type="string">
            <text:p text:style-name="P136">192.168.<text:span text:style-name="T65">1</text:span>.<text:span text:style-name="T70">32</text:span></text:p>
          </table:table-cell>
          <table:table-cell table:style-name="Tableau14.A2" office:value-type="string">
            <text:p text:style-name="P136">192.168.<text:span text:style-name="T65">1</text:span>.<text:span text:style-name="T70">33</text:span></text:p>
          </table:table-cell>
          <table:table-cell table:style-name="Tableau14.A2" office:value-type="string">
            <text:p text:style-name="P136">192.168.<text:span text:style-name="T65">1</text:span><text:span text:style-name="T58">.</text:span><text:span text:style-name="T70">62</text:span></text:p>
          </table:table-cell>
          <table:table-cell table:style-name="Tableau14.H2" office:value-type="string">
            <text:p text:style-name="P136">192.168.20<text:span text:style-name="T58">7.</text:span><text:span text:style-name="T70">63</text:span></text:p>
          </table:table-cell>
        </table:table-row>
        <table:table-row table:style-name="Tableau14.1">
          <table:table-cell table:style-name="Tableau14.A2" office:value-type="string">
            <text:p text:style-name="P140">C</text:p>
          </table:table-cell>
          <table:table-cell table:style-name="Tableau14.A2" office:value-type="string">
            <text:p text:style-name="P139">30</text:p>
          </table:table-cell>
          <table:table-cell table:style-name="Tableau14.A2" office:value-type="string">
            <text:p text:style-name="P120">/<text:span text:style-name="T58">2</text:span><text:span text:style-name="T67">7</text:span></text:p>
          </table:table-cell>
          <table:table-cell table:style-name="Tableau14.A2" office:value-type="string">
            <text:p text:style-name="P134">255.255.2<text:span text:style-name="T65">55</text:span>.<text:span text:style-name="T67">224</text:span></text:p>
          </table:table-cell>
          <table:table-cell table:style-name="Tableau14.A2" office:value-type="string">
            <text:p text:style-name="P136">192.168.<text:span text:style-name="T65">1</text:span>.<text:span text:style-name="T70">64</text:span></text:p>
          </table:table-cell>
          <table:table-cell table:style-name="Tableau14.A2" office:value-type="string">
            <text:p text:style-name="P136">192.168.<text:span text:style-name="T65">1</text:span>.<text:span text:style-name="T70">65</text:span></text:p>
          </table:table-cell>
          <table:table-cell table:style-name="Tableau14.A2" office:value-type="string">
            <text:p text:style-name="P136">192.168.<text:span text:style-name="T65">1</text:span><text:span text:style-name="T58">.</text:span><text:span text:style-name="T70">94</text:span></text:p>
          </table:table-cell>
          <table:table-cell table:style-name="Tableau14.H2" office:value-type="string">
            <text:p text:style-name="P136">192.168.20<text:span text:style-name="T58">7.</text:span><text:span text:style-name="T70">95</text:span></text:p>
          </table:table-cell>
        </table:table-row>
        <table:table-row table:style-name="Tableau14.1">
          <table:table-cell table:style-name="Tableau14.A2" office:value-type="string">
            <text:p text:style-name="P140">D</text:p>
          </table:table-cell>
          <table:table-cell table:style-name="Tableau14.A2" office:value-type="string">
            <text:p text:style-name="P139">30</text:p>
          </table:table-cell>
          <table:table-cell table:style-name="Tableau14.A2" office:value-type="string">
            <text:p text:style-name="P120">/<text:span text:style-name="T58">2</text:span><text:span text:style-name="T67">7</text:span></text:p>
          </table:table-cell>
          <table:table-cell table:style-name="Tableau14.A2" office:value-type="string">
            <text:p text:style-name="P134">255.255.2<text:span text:style-name="T65">55</text:span>.<text:span text:style-name="T67">224</text:span></text:p>
          </table:table-cell>
          <table:table-cell table:style-name="Tableau14.A2" office:value-type="string">
            <text:p text:style-name="P136">192.168.<text:span text:style-name="T65">1</text:span>.<text:span text:style-name="T70">96</text:span></text:p>
          </table:table-cell>
          <table:table-cell table:style-name="Tableau14.A2" office:value-type="string">
            <text:p text:style-name="P136">192.168.<text:span text:style-name="T65">1</text:span>.<text:span text:style-name="T70">97</text:span></text:p>
          </table:table-cell>
          <table:table-cell table:style-name="Tableau14.A2" office:value-type="string">
            <text:p text:style-name="P136">192.168.<text:span text:style-name="T65">1</text:span><text:span text:style-name="T58">.</text:span><text:span text:style-name="T70">126</text:span></text:p>
          </table:table-cell>
          <table:table-cell table:style-name="Tableau14.H2" office:value-type="string">
            <text:p text:style-name="P136">192.168.20<text:span text:style-name="T58">7.</text:span><text:span text:style-name="T70">127</text:span></text:p>
          </table:table-cell>
        </table:table-row>
        <table:table-row table:style-name="Tableau14.1">
          <table:table-cell table:style-name="Tableau14.A2" office:value-type="string">
            <text:p text:style-name="P140">E</text:p>
          </table:table-cell>
          <table:table-cell table:style-name="Tableau14.A2" office:value-type="string">
            <text:p text:style-name="P141">14</text:p>
          </table:table-cell>
          <table:table-cell table:style-name="Tableau14.A2" office:value-type="string">
            <text:p text:style-name="P120">/<text:span text:style-name="T70">28</text:span></text:p>
          </table:table-cell>
          <table:table-cell table:style-name="Tableau14.A2" office:value-type="string">
            <text:p text:style-name="P141">255.255.255.240</text:p>
          </table:table-cell>
          <table:table-cell table:style-name="Tableau14.A2" office:value-type="string">
            <text:p text:style-name="P141">192.168.1.128</text:p>
          </table:table-cell>
          <table:table-cell table:style-name="Tableau14.A2" office:value-type="string">
            <text:p text:style-name="P141">192.168.1.129</text:p>
          </table:table-cell>
          <table:table-cell table:style-name="Tableau14.A2" office:value-type="string">
            <text:p text:style-name="P141">192.168.1.142</text:p>
          </table:table-cell>
          <table:table-cell table:style-name="Tableau14.H2" office:value-type="string">
            <text:p text:style-name="P141">192.168.1.143</text:p>
          </table:table-cell>
        </table:table-row>
        <table:table-row table:style-name="Tableau14.1">
          <table:table-cell table:style-name="Tableau14.A2" office:value-type="string">
            <text:p text:style-name="P140">F</text:p>
          </table:table-cell>
          <table:table-cell table:style-name="Tableau14.A2" office:value-type="string">
            <text:p text:style-name="P141">14</text:p>
          </table:table-cell>
          <table:table-cell table:style-name="Tableau14.A2" office:value-type="string">
            <text:p text:style-name="P120">/<text:span text:style-name="T70">28</text:span></text:p>
          </table:table-cell>
          <table:table-cell table:style-name="Tableau14.A2" office:value-type="string">
            <text:p text:style-name="P141">255.255.255.240</text:p>
          </table:table-cell>
          <table:table-cell table:style-name="Tableau14.A2" office:value-type="string">
            <text:p text:style-name="P141">192.168.1.144</text:p>
          </table:table-cell>
          <table:table-cell table:style-name="Tableau14.A2" office:value-type="string">
            <text:p text:style-name="P141">192.168.1.145</text:p>
          </table:table-cell>
          <table:table-cell table:style-name="Tableau14.A2" office:value-type="string">
            <text:p text:style-name="P141">192.168.1.158</text:p>
          </table:table-cell>
          <table:table-cell table:style-name="Tableau14.H2" office:value-type="string">
            <text:p text:style-name="P141">192.168.1.159</text:p>
          </table:table-cell>
        </table:table-row>
      </table:table>
      <text:p text:style-name="P89"/>
      <text:p text:style-name="P87"><text:span text:style-name="T14">Adresse du prochain réseau : </text:span><text:span text:style-name="T13">192.168.</text:span><text:span text:style-name="T15">1</text:span><text:span text:style-name="T14">.</text:span><text:span text:style-name="T18">160</text:span></text:p>
      <text:p text:style-name="P87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07T08:19:40.978149376</meta:creation-date>
    <dc:date>2022-03-11T10:50:16.058874910</dc:date>
    <meta:editing-duration>PT2H43M57S</meta:editing-duration>
    <meta:editing-cycles>54</meta:editing-cycles>
    <meta:generator>LibreOffice/7.0.6.2$Linux_X86_64 LibreOffice_project/00$Build-2</meta:generator>
    <meta:document-statistic meta:table-count="15" meta:image-count="0" meta:object-count="0" meta:page-count="15" meta:paragraph-count="703" meta:word-count="2715" meta:character-count="16768" meta:non-whitespace-character-count="14632"/>
  </office:meta>
</office:document-meta>
</file>